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fo:font-size="13pt" officeooo:rsid="00522a87" officeooo:paragraph-rsid="00522a87" style:font-size-asian="13pt" style:font-size-complex="13pt"/>
    </style:style>
    <style:style style:name="P14" style:family="paragraph" style:parent-style-name="Text_20_body">
      <style:text-properties style:font-name="Liberation Serif"/>
    </style:style>
    <style:style style:name="P15" style:family="paragraph" style:parent-style-name="Text_20_body">
      <style:text-properties officeooo:paragraph-rsid="0039f0fb"/>
    </style:style>
    <style:style style:name="P16" style:family="paragraph" style:parent-style-name="Text_20_body">
      <style:text-properties officeooo:paragraph-rsid="003ba153"/>
    </style:style>
    <style:style style:name="P17" style:family="paragraph" style:parent-style-name="Text_20_body">
      <style:text-properties officeooo:paragraph-rsid="0040c358"/>
    </style:style>
    <style:style style:name="P18" style:family="paragraph" style:parent-style-name="Text_20_body">
      <style:text-properties officeooo:paragraph-rsid="004260f0"/>
    </style:style>
    <style:style style:name="P19" style:family="paragraph" style:parent-style-name="Text_20_body">
      <style:text-properties officeooo:rsid="004260f0" officeooo:paragraph-rsid="004260f0"/>
    </style:style>
    <style:style style:name="P20" style:family="paragraph" style:parent-style-name="Text_20_body">
      <style:text-properties officeooo:rsid="00483e01" officeooo:paragraph-rsid="00483e01"/>
    </style:style>
    <style:style style:name="P21" style:family="paragraph" style:parent-style-name="Text_20_body">
      <style:text-properties officeooo:paragraph-rsid="00483e01"/>
    </style:style>
    <style:style style:name="P22" style:family="paragraph" style:parent-style-name="Text_20_body">
      <style:text-properties style:font-name="Liberation Mono" fo:font-size="13pt" officeooo:rsid="00483e01" officeooo:paragraph-rsid="00483e01" style:font-size-asian="13pt" style:font-size-complex="13pt"/>
    </style:style>
    <style:style style:name="P23" style:family="paragraph" style:parent-style-name="Text_20_body">
      <style:text-properties style:font-name="Liberation Mono" fo:font-size="13pt" officeooo:rsid="004f4200" officeooo:paragraph-rsid="004f4200" style:font-size-asian="13pt" style:font-size-complex="13pt"/>
    </style:style>
    <style:style style:name="P24" style:family="paragraph" style:parent-style-name="Text_20_body">
      <style:text-properties officeooo:paragraph-rsid="004991c2"/>
    </style:style>
    <style:style style:name="P25" style:family="paragraph" style:parent-style-name="Text_20_body">
      <style:text-properties officeooo:rsid="004991c2" officeooo:paragraph-rsid="004ca3f7"/>
    </style:style>
    <style:style style:name="P26" style:family="paragraph" style:parent-style-name="Text_20_body">
      <style:text-properties officeooo:paragraph-rsid="004ca3f7"/>
    </style:style>
    <style:style style:name="P27" style:family="paragraph" style:parent-style-name="Text_20_body">
      <style:text-properties officeooo:rsid="004ad604" officeooo:paragraph-rsid="004ca3f7"/>
    </style:style>
    <style:style style:name="P28" style:family="paragraph" style:parent-style-name="Text_20_body">
      <style:text-properties officeooo:rsid="004f4200" officeooo:paragraph-rsid="004f4200"/>
    </style:style>
    <style:style style:name="P29" style:family="paragraph" style:parent-style-name="Text_20_body">
      <style:text-properties officeooo:paragraph-rsid="004eebf0"/>
    </style:style>
    <style:style style:name="P30" style:family="paragraph" style:parent-style-name="Text_20_body">
      <style:text-properties officeooo:paragraph-rsid="004f59b2"/>
    </style:style>
    <style:style style:name="P31" style:family="paragraph" style:parent-style-name="Text_20_body">
      <style:text-properties officeooo:rsid="00522a87" officeooo:paragraph-rsid="00522a87"/>
    </style:style>
    <style:style style:name="P32" style:family="paragraph" style:parent-style-name="Title">
      <style:text-properties officeooo:rsid="001d2066" officeooo:paragraph-rsid="001d2066"/>
    </style:style>
    <style:style style:name="P33" style:family="paragraph" style:parent-style-name="Preformatted_20_Text">
      <style:text-properties officeooo:rsid="001f52fa" officeooo:paragraph-rsid="001f52fa"/>
    </style:style>
    <style:style style:name="P34" style:family="paragraph" style:parent-style-name="Preformatted_20_Text">
      <style:text-properties officeooo:rsid="0020687b" officeooo:paragraph-rsid="0020687b"/>
    </style:style>
    <style:style style:name="P35"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36"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37" style:family="paragraph" style:parent-style-name="Preformatted_20_Text">
      <style:text-properties officeooo:rsid="00264ae7" officeooo:paragraph-rsid="00264ae7"/>
    </style:style>
    <style:style style:name="P38" style:family="paragraph" style:parent-style-name="Preformatted_20_Text">
      <style:text-properties officeooo:rsid="00281124" officeooo:paragraph-rsid="00281124"/>
    </style:style>
    <style:style style:name="P39" style:family="paragraph" style:parent-style-name="Preformatted_20_Text">
      <style:text-properties officeooo:rsid="00295a7c" officeooo:paragraph-rsid="00295a7c"/>
    </style:style>
    <style:style style:name="P40"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41" style:family="paragraph" style:parent-style-name="Preformatted_20_Text">
      <style:text-properties style:font-name="Liberation Serif" fo:font-size="12pt" style:font-size-asian="12pt" style:font-size-complex="12pt"/>
    </style:style>
    <style:style style:name="P42" style:family="paragraph" style:parent-style-name="Preformatted_20_Text">
      <style:text-properties style:font-name="Liberation Serif" fo:font-size="12pt" officeooo:paragraph-rsid="001f52fa" style:font-size-asian="12pt" style:font-size-complex="12pt"/>
    </style:style>
    <style:style style:name="P43" style:family="paragraph" style:parent-style-name="Preformatted_20_Text">
      <style:text-properties style:font-name="Liberation Serif" fo:font-size="12pt" officeooo:rsid="0020687b" officeooo:paragraph-rsid="0020687b" style:font-size-asian="12pt" style:font-size-complex="12pt"/>
    </style:style>
    <style:style style:name="P44" style:family="paragraph" style:parent-style-name="Preformatted_20_Text">
      <style:text-properties style:font-name="Liberation Serif" fo:font-size="12pt" officeooo:rsid="00264ae7" officeooo:paragraph-rsid="00264ae7" style:font-size-asian="12pt" style:font-size-complex="12pt"/>
    </style:style>
    <style:style style:name="P45" style:family="paragraph" style:parent-style-name="Preformatted_20_Text">
      <style:text-properties style:font-name="Liberation Serif" fo:font-size="12pt" officeooo:paragraph-rsid="00281124" style:font-size-asian="12pt" style:font-size-complex="12pt"/>
    </style:style>
    <style:style style:name="P46" style:family="paragraph" style:parent-style-name="Preformatted_20_Text">
      <style:text-properties style:font-name="Liberation Serif" fo:font-size="12pt" officeooo:rsid="00295a7c" officeooo:paragraph-rsid="00295a7c" style:font-size-asian="12pt" style:font-size-complex="12pt"/>
    </style:style>
    <style:style style:name="P47" style:family="paragraph" style:parent-style-name="Preformatted_20_Text">
      <style:text-properties style:font-name="Liberation Serif" fo:font-size="12pt" officeooo:paragraph-rsid="002b6fd5" style:font-size-asian="12pt" style:font-size-complex="12pt"/>
    </style:style>
    <style:style style:name="P48" style:family="paragraph" style:parent-style-name="Preformatted_20_Text">
      <style:text-properties style:font-name="Liberation Serif" fo:font-size="12pt" officeooo:rsid="002b6fd5" officeooo:paragraph-rsid="002b6fd5" style:font-size-asian="12pt" style:font-size-complex="12pt"/>
    </style:style>
    <style:style style:name="P49" style:family="paragraph" style:parent-style-name="Preformatted_20_Text">
      <style:text-properties style:font-name="Liberation Serif" fo:font-size="12pt" officeooo:rsid="002bf801" officeooo:paragraph-rsid="002bf801" style:font-size-asian="12pt" style:font-size-complex="12pt"/>
    </style:style>
    <style:style style:name="P50" style:family="paragraph" style:parent-style-name="Preformatted_20_Text">
      <style:text-properties style:font-name="Liberation Serif" fo:font-size="12pt" officeooo:paragraph-rsid="002c3ae2" style:font-size-asian="12pt" style:font-size-complex="12pt"/>
    </style:style>
    <style:style style:name="P51" style:family="paragraph" style:parent-style-name="Preformatted_20_Text">
      <style:text-properties style:font-name="Liberation Serif" fo:font-size="12pt" officeooo:rsid="002c3ae2" officeooo:paragraph-rsid="002c3ae2" style:font-size-asian="12pt" style:font-size-complex="12pt"/>
    </style:style>
    <style:style style:name="P52" style:family="paragraph" style:parent-style-name="Preformatted_20_Text">
      <style:text-properties style:font-name="Liberation Serif" fo:font-size="12pt" officeooo:rsid="002d5782" officeooo:paragraph-rsid="002d5782" style:font-size-asian="12pt" style:font-size-complex="12pt"/>
    </style:style>
    <style:style style:name="P53" style:family="paragraph" style:parent-style-name="Preformatted_20_Text">
      <style:text-properties style:font-name="Liberation Serif" fo:font-size="12pt" officeooo:rsid="002f5639" officeooo:paragraph-rsid="002f5639" style:font-size-asian="12pt" style:font-size-complex="12pt"/>
    </style:style>
    <style:style style:name="P54" style:family="paragraph" style:parent-style-name="Preformatted_20_Text">
      <style:text-properties style:font-name="Liberation Serif" fo:font-size="12pt" officeooo:paragraph-rsid="0030d36e" style:font-size-asian="12pt" style:font-size-complex="12pt"/>
    </style:style>
    <style:style style:name="P55" style:family="paragraph" style:parent-style-name="Preformatted_20_Text">
      <style:text-properties style:font-name="Liberation Serif" fo:font-size="12pt" officeooo:paragraph-rsid="003106a2" style:font-size-asian="12pt" style:font-size-complex="12pt"/>
    </style:style>
    <style:style style:name="P56" style:family="paragraph" style:parent-style-name="Preformatted_20_Text">
      <style:text-properties style:font-name="Liberation Serif" fo:font-size="12pt" officeooo:rsid="00331b48" officeooo:paragraph-rsid="00331b48" style:font-size-asian="12pt" style:font-size-complex="12pt"/>
    </style:style>
    <style:style style:name="P57"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58"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59"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60"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61" style:family="paragraph" style:parent-style-name="Preformatted_20_Text">
      <style:text-properties officeooo:paragraph-rsid="0039f0fb"/>
    </style:style>
    <style:style style:name="P62" style:family="paragraph" style:parent-style-name="Preformatted_20_Text">
      <style:text-properties fo:font-size="13pt" style:font-size-asian="13pt" style:font-size-complex="13pt"/>
    </style:style>
    <style:style style:name="P63" style:family="paragraph" style:parent-style-name="Preformatted_20_Text">
      <style:text-properties officeooo:paragraph-rsid="004991c2"/>
    </style:style>
    <style:style style:name="P64" style:family="paragraph" style:parent-style-name="Standard">
      <style:paragraph-properties style:line-height-at-least="0.318cm"/>
      <style:text-properties fo:color="#333333" style:font-name="Consolas1" fo:font-size="6.59999990463257pt" fo:font-weight="normal" fo:background-color="#f5f5f5"/>
    </style:style>
    <style:style style:name="P65" style:family="paragraph" style:parent-style-name="Standard">
      <style:text-properties fo:color="#333333" style:font-name="Consolas1" fo:font-size="13pt" fo:font-weight="normal" officeooo:rsid="001f52fa" officeooo:paragraph-rsid="001f52fa" fo:background-color="#f5f5f5" style:font-size-asian="13pt" style:font-size-complex="13pt"/>
    </style:style>
    <style:style style:name="P66" style:family="paragraph" style:parent-style-name="Standard">
      <style:paragraph-properties style:line-height-at-least="0.318cm"/>
      <style:text-properties fo:color="#333333" style:font-name="Consolas1" fo:font-size="13pt" fo:font-weight="normal" fo:background-color="#f5f5f5" style:font-size-asian="13pt" style:font-size-complex="13pt"/>
    </style:style>
    <style:style style:name="P67" style:family="paragraph" style:parent-style-name="Standard">
      <style:paragraph-properties style:line-height-at-least="0.318cm"/>
      <style:text-properties fo:color="#333333" fo:background-color="#f5f5f5"/>
    </style:style>
    <style:style style:name="P68" style:family="paragraph" style:parent-style-name="Standard">
      <style:paragraph-properties style:line-height-at-least="0.318cm"/>
      <style:text-properties fo:color="#333333" fo:font-size="13pt" fo:background-color="#f5f5f5" style:font-size-asian="13pt" style:font-size-complex="13pt"/>
    </style:style>
    <style:style style:name="P69"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70"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71" style:family="paragraph" style:parent-style-name="Standard">
      <style:paragraph-properties style:line-height-at-least="0.318cm"/>
      <style:text-properties fo:color="#333333" style:font-name="Liberation Mono" fo:font-size="13pt" fo:font-weight="normal" officeooo:paragraph-rsid="00508625" fo:background-color="#f5f5f5" style:font-size-asian="13pt" style:font-size-complex="13pt"/>
    </style:style>
    <style:style style:name="P72" style:family="paragraph" style:parent-style-name="Standard">
      <style:paragraph-properties style:line-height-at-least="0.318cm"/>
      <style:text-properties fo:color="#333333" style:font-name="Liberation Serif" fo:font-size="12pt" fo:font-weight="normal" officeooo:rsid="00508625" officeooo:paragraph-rsid="00508625" fo:background-color="#f5f5f5" style:font-size-asian="12pt" style:font-size-complex="12pt"/>
    </style:style>
    <style:style style:name="P73" style:family="paragraph" style:parent-style-name="Standard">
      <style:text-properties officeooo:paragraph-rsid="0034e0e4"/>
    </style:style>
    <style:style style:name="P74" style:family="paragraph" style:parent-style-name="Standard">
      <style:text-properties officeooo:paragraph-rsid="0036710c"/>
    </style:style>
    <style:style style:name="P75" style:family="paragraph" style:parent-style-name="Standard">
      <style:paragraph-properties style:line-height-at-least="0.318cm"/>
      <style:text-properties fo:color="#777777" style:font-name="Consolas1" fo:font-size="13pt" fo:font-weight="normal" fo:background-color="#f5f5f5" style:font-size-asian="13pt" style:font-size-complex="13pt"/>
    </style:style>
    <style:style style:name="P76" style:family="paragraph" style:parent-style-name="Standard">
      <style:paragraph-properties style:line-height-at-least="0.318cm"/>
      <style:text-properties fo:color="#777777" style:font-name="Consolas1" fo:font-size="13pt" fo:font-weight="normal" officeooo:paragraph-rsid="004260f0" fo:background-color="#f5f5f5" style:font-size-asian="13pt" style:font-size-complex="13pt"/>
    </style:style>
    <style:style style:name="P77" style:family="paragraph" style:parent-style-name="Standard">
      <style:text-properties fo:color="#777777" style:font-name="Consolas1" fo:font-size="13pt" fo:font-weight="normal" officeooo:rsid="004991c2" officeooo:paragraph-rsid="004ca3f7" fo:background-color="#f5f5f5" style:font-size-asian="13pt" style:font-size-complex="13pt"/>
    </style:style>
    <style:style style:name="P78" style:family="paragraph" style:parent-style-name="Standard">
      <style:text-properties fo:color="#777777" style:font-name="Liberation Mono" fo:font-size="13pt" fo:font-weight="normal" officeooo:rsid="004f4200" officeooo:paragraph-rsid="004f4200" fo:background-color="#f5f5f5" style:font-size-asian="13pt" style:font-size-complex="13pt"/>
    </style:style>
    <style:style style:name="P79" style:family="paragraph" style:parent-style-name="Standard">
      <style:paragraph-properties style:line-height-at-least="0.318cm"/>
      <style:text-properties fo:color="#448c27" fo:font-size="13pt" fo:background-color="#f5f5f5" style:font-size-asian="13pt" style:font-size-complex="13pt"/>
    </style:style>
    <style:style style:name="P80" style:family="paragraph" style:parent-style-name="Standard">
      <style:paragraph-properties style:line-height-at-least="0.318cm"/>
      <style:text-properties fo:font-size="13pt" style:font-size-asian="13pt" style:font-size-complex="13pt"/>
    </style:style>
    <style:style style:name="P81" style:family="paragraph" style:parent-style-name="Standard">
      <style:paragraph-properties style:line-height-at-least="0.318cm"/>
    </style:style>
    <style:style style:name="P82" style:family="paragraph" style:parent-style-name="Standard">
      <style:paragraph-properties style:line-height-at-least="0.318cm"/>
      <style:text-properties officeooo:paragraph-rsid="00508625"/>
    </style:style>
    <style:style style:name="P83" style:family="paragraph" style:parent-style-name="Standard">
      <style:text-properties officeooo:paragraph-rsid="003ba153"/>
    </style:style>
    <style:style style:name="P84" style:family="paragraph" style:parent-style-name="Standard">
      <style:text-properties officeooo:paragraph-rsid="004260f0"/>
    </style:style>
    <style:style style:name="P85" style:family="paragraph" style:parent-style-name="Standard">
      <style:text-properties officeooo:paragraph-rsid="004f59b2"/>
    </style:style>
    <style:style style:name="P86"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87" style:family="paragraph" style:parent-style-name="Preformatted_20_Text">
      <style:paragraph-properties fo:margin-top="0cm" fo:margin-bottom="0.499cm" loext:contextual-spacing="false"/>
    </style:style>
    <style:style style:name="P88"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89"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90" style:family="paragraph" style:parent-style-name="Heading_20_1">
      <style:text-properties officeooo:rsid="001f52fa" officeooo:paragraph-rsid="001f52fa"/>
    </style:style>
    <style:style style:name="P91" style:family="paragraph" style:parent-style-name="Heading_20_1">
      <style:text-properties officeooo:rsid="002b6fd5" officeooo:paragraph-rsid="002b6fd5"/>
    </style:style>
    <style:style style:name="P92" style:family="paragraph" style:parent-style-name="Heading_20_1">
      <style:text-properties officeooo:rsid="0034e0e4" officeooo:paragraph-rsid="0034e0e4"/>
    </style:style>
    <style:style style:name="P93" style:family="paragraph" style:parent-style-name="Heading_20_1">
      <style:text-properties officeooo:paragraph-rsid="0039f0fb"/>
    </style:style>
    <style:style style:name="P94" style:family="paragraph" style:parent-style-name="Heading_20_1">
      <style:text-properties officeooo:paragraph-rsid="0040c358"/>
    </style:style>
    <style:style style:name="P95" style:family="paragraph" style:parent-style-name="Heading_20_1">
      <style:text-properties officeooo:rsid="00483e01" officeooo:paragraph-rsid="00483e01"/>
    </style:style>
    <style:style style:name="P96" style:family="paragraph" style:parent-style-name="Heading_20_1">
      <style:text-properties officeooo:paragraph-rsid="004f59b2"/>
    </style:style>
    <style:style style:name="P97"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98" style:family="paragraph" style:parent-style-name="Standard">
      <style:paragraph-properties style:line-height-at-least="0.318cm"/>
      <style:text-properties fo:color="#000000" style:font-name="Liberation Serif" fo:font-size="13pt" fo:font-weight="normal" officeooo:rsid="00508625" officeooo:paragraph-rsid="00508625" fo:background-color="#f5f5f5" style:font-size-asian="13pt" style:font-size-complex="13pt"/>
    </style:style>
    <style:style style:name="P99" style:family="paragraph" style:parent-style-name="Standard">
      <style:paragraph-properties style:line-height-at-least="0.318cm"/>
      <style:text-properties fo:color="#777777" style:font-name="Liberation Mono" fo:font-size="13pt" fo:font-weight="normal" officeooo:rsid="00508625" officeooo:paragraph-rsid="00508625" fo:background-color="#f5f5f5" style:font-size-asian="13pt" style:font-size-complex="13pt"/>
    </style:style>
    <style:style style:name="P100" style:family="paragraph" style:parent-style-name="Standard">
      <style:paragraph-properties style:line-height-at-least="0.318cm"/>
      <style:text-properties fo:color="#777777" style:font-name="Consolas1" fo:font-size="13pt" fo:font-weight="normal" officeooo:rsid="00508625" officeooo:paragraph-rsid="00508625" fo:background-color="#f5f5f5" style:font-size-asian="13pt" style:font-size-complex="13pt"/>
    </style:style>
    <style:style style:name="P101" style:family="paragraph" style:parent-style-name="Standard">
      <style:paragraph-properties style:line-height-at-least="0.318cm"/>
      <style:text-properties fo:color="#777777" style:font-name="Consolas1" fo:font-size="13pt" fo:font-weight="normal" officeooo:rsid="005b12b8" officeooo:paragraph-rsid="005b12b8" fo:background-color="#f5f5f5" style:font-size-asian="13pt" style:font-size-complex="13pt"/>
    </style:style>
    <style:style style:name="P102" style:family="paragraph" style:parent-style-name="Standard">
      <style:paragraph-properties style:line-height-at-least="0.318cm"/>
      <style:text-properties fo:color="#777777" style:font-name="Consolas1" fo:font-size="13pt" fo:font-weight="normal" fo:background-color="#f5f5f5" style:font-size-asian="13pt" style:font-size-complex="13pt"/>
    </style:style>
    <style:style style:name="P103" style:family="paragraph" style:parent-style-name="Standard">
      <style:paragraph-properties style:line-height-at-least="0.318cm"/>
      <style:text-properties fo:color="#333333" fo:font-size="13pt" fo:background-color="#f5f5f5" style:font-size-asian="13pt" style:font-size-complex="13pt"/>
    </style:style>
    <style:style style:name="P104" style:family="paragraph" style:parent-style-name="Standard">
      <style:paragraph-properties style:line-height-at-least="0.318cm"/>
      <style:text-properties fo:color="#333333" fo:font-size="13pt" fo:background-color="#ffff00" style:font-size-asian="13pt" style:font-size-complex="13pt"/>
    </style:style>
    <style:style style:name="P105" style:family="paragraph" style:parent-style-name="Standard">
      <style:paragraph-properties style:line-height-at-least="0.318cm"/>
      <style:text-properties fo:color="#333333" fo:font-size="13pt" officeooo:paragraph-rsid="005c3a5e" fo:background-color="#ffff00" style:font-size-asian="13pt" style:font-size-complex="13pt"/>
    </style:style>
    <style:style style:name="P106" style:family="paragraph" style:parent-style-name="Standard">
      <style:paragraph-properties style:line-height-at-least="0.318cm"/>
      <style:text-properties fo:color="#333333" style:font-name="Consolas1" fo:font-size="13pt" fo:font-weight="normal" officeooo:rsid="00508625" officeooo:paragraph-rsid="00508625" fo:background-color="#f5f5f5" style:font-size-asian="13pt" style:font-size-complex="13pt"/>
    </style:style>
    <style:style style:name="P107" style:family="paragraph" style:parent-style-name="Standard">
      <style:paragraph-properties style:line-height-at-least="0.318cm"/>
      <style:text-properties fo:color="#333333" style:font-name="Consolas1" fo:font-size="13pt" fo:font-weight="normal" fo:background-color="#f5f5f5" style:font-size-asian="13pt" style:font-size-complex="13pt"/>
    </style:style>
    <style:style style:name="P108" style:family="paragraph" style:parent-style-name="Standard">
      <style:paragraph-properties style:line-height-at-least="0.318cm"/>
      <style:text-properties fo:color="#333333" style:font-name="Consolas1" fo:font-size="6.59999990463257pt" fo:font-weight="normal" fo:background-color="#f5f5f5"/>
    </style:style>
    <style:style style:name="P109" style:family="paragraph" style:parent-style-name="Standard">
      <style:paragraph-properties style:line-height-at-least="0.318cm"/>
      <style:text-properties fo:color="#333333" style:font-name="Liberation Serif" fo:font-size="12pt" fo:font-weight="normal" officeooo:rsid="005b12b8" officeooo:paragraph-rsid="005b12b8" fo:background-color="#f5f5f5" style:font-size-asian="12pt" style:font-size-complex="12pt"/>
    </style:style>
    <style:style style:name="P110" style:family="paragraph" style:parent-style-name="Standard">
      <style:paragraph-properties style:line-height-at-least="0.318cm"/>
      <style:text-properties fo:font-size="13pt" style:font-size-asian="13pt" style:font-size-complex="13pt"/>
    </style:style>
    <style:style style:name="P111" style:family="paragraph" style:parent-style-name="Standard">
      <style:paragraph-properties style:line-height-at-least="0.318cm"/>
      <style:text-properties fo:font-size="13pt" fo:background-color="#ffff00" style:font-size-asian="13pt" style:font-size-complex="13pt"/>
    </style:style>
    <style:style style:name="P112" style:family="paragraph" style:parent-style-name="Standard">
      <style:paragraph-properties style:line-height-at-least="0.318cm"/>
      <style:text-properties fo:color="#448c27" fo:font-size="13pt" fo:background-color="#f5f5f5" style:font-size-asian="13pt" style:font-size-complex="13pt"/>
    </style:style>
    <style:style style:name="P113" style:family="paragraph" style:parent-style-name="Standard">
      <style:paragraph-properties fo:margin-top="0cm" fo:margin-bottom="0.499cm" loext:contextual-spacing="false" style:line-height-at-least="0.318cm"/>
      <style:text-properties fo:font-size="13pt" style:font-size-asian="13pt" style:font-size-complex="13pt"/>
    </style:style>
    <style:style style:name="P114" style:family="paragraph" style:parent-style-name="Text_20_body">
      <style:text-properties style:font-name="Liberation Mono" fo:font-size="13pt" officeooo:rsid="00522a87" officeooo:paragraph-rsid="00522a87" style:font-size-asian="13pt" style:font-size-complex="13pt"/>
    </style:style>
    <style:style style:name="P115" style:family="paragraph" style:parent-style-name="Text_20_body">
      <style:text-properties style:font-name="Liberation Mono" fo:font-size="13pt" officeooo:rsid="00522a87" officeooo:paragraph-rsid="005a7878" style:font-size-asian="13pt" style:font-size-complex="13pt"/>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fo:font-weight="bold" officeooo:rsid="00508625"/>
    </style:style>
    <style:style style:name="T6" style:family="text">
      <style:text-properties fo:color="#7a3e9d" style:font-name="Consolas1" fo:font-weight="normal"/>
    </style:style>
    <style:style style:name="T7" style:family="text">
      <style:text-properties fo:color="#7a3e9d" style:font-name="Consolas1" fo:font-weight="normal" fo:background-color="#ffff00" loext:char-shading-value="0"/>
    </style:style>
    <style:style style:name="T8" style:family="text">
      <style:text-properties fo:color="#7a3e9d" style:font-name="Consolas1" fo:font-weight="normal" fo:background-color="#ffff00" loext:char-shading-value="0"/>
    </style:style>
    <style:style style:name="T9" style:family="text">
      <style:text-properties fo:color="#7a3e9d" style:font-name="Consolas1" fo:font-weight="bold"/>
    </style:style>
    <style:style style:name="T10" style:family="text">
      <style:text-properties fo:color="#7a3e9d" style:font-name="Consolas1" fo:font-size="13pt" fo:font-weight="normal" fo:background-color="#f5f5f5" loext:char-shading-value="0" style:font-size-asian="13pt" style:font-size-complex="13pt"/>
    </style:style>
    <style:style style:name="T11" style:family="text">
      <style:text-properties fo:color="#7a3e9d" style:font-name="Consolas1" fo:font-size="13pt" fo:font-weight="normal" officeooo:rsid="003ba153" fo:background-color="#f5f5f5" loext:char-shading-value="0" style:font-size-asian="13pt" style:font-size-complex="13pt"/>
    </style:style>
    <style:style style:name="T12" style:family="text">
      <style:text-properties fo:color="#7a3e9d" style:font-name="Consolas1" fo:font-size="13pt" fo:font-weight="normal" officeooo:rsid="004f59b2" fo:background-color="#f5f5f5" loext:char-shading-value="0" style:font-size-asian="13pt" style:font-size-complex="13pt"/>
    </style:style>
    <style:style style:name="T13" style:family="text">
      <style:text-properties fo:color="#7a3e9d" style:font-name="Consolas1" fo:font-size="13pt" fo:font-weight="bold" fo:background-color="#f5f5f5" loext:char-shading-value="0" style:font-size-asian="13pt" style:font-size-complex="13pt"/>
    </style:style>
    <style:style style:name="T14" style:family="text">
      <style:text-properties fo:color="#7a3e9d" style:font-name="Consolas1" fo:font-size="13pt" fo:font-weight="bold" officeooo:rsid="003ba153" fo:background-color="#f5f5f5" loext:char-shading-value="0" style:font-size-asian="13pt" style:font-size-complex="13pt"/>
    </style:style>
    <style:style style:name="T15" style:family="text">
      <style:text-properties fo:color="#7a3e9d" style:font-name="Consolas1" fo:font-size="13pt" fo:font-weight="bold" officeooo:rsid="004260f0" fo:background-color="#f5f5f5" loext:char-shading-value="0" style:font-size-asian="13pt" style:font-size-complex="13pt"/>
    </style:style>
    <style:style style:name="T16" style:family="text">
      <style:text-properties fo:color="#7a3e9d" style:font-name="Consolas1" fo:font-size="13pt" fo:font-weight="bold" officeooo:rsid="00483e01" fo:background-color="#f5f5f5" loext:char-shading-value="0" style:font-name-asian="NSimSun1" style:font-size-asian="13pt" style:font-name-complex="Liberation Mono" style:font-size-complex="13pt"/>
    </style:style>
    <style:style style:name="T17" style:family="text">
      <style:text-properties fo:color="#7a3e9d" style:font-name="Consolas1" fo:font-size="13pt" fo:font-weight="bold" officeooo:rsid="004991c2" fo:background-color="#f5f5f5" loext:char-shading-value="0" style:font-name-asian="NSimSun1" style:font-size-asian="13pt" style:font-name-complex="Liberation Mono" style:font-size-complex="13pt"/>
    </style:style>
    <style:style style:name="T18" style:family="text">
      <style:text-properties fo:color="#7a3e9d" style:font-name="Consolas1" fo:font-size="13pt" fo:font-weight="bold" style:font-size-asian="13pt" style:font-size-complex="13pt"/>
    </style:style>
    <style:style style:name="T19" style:family="text">
      <style:text-properties fo:color="#7a3e9d" style:font-name="Consolas1" fo:font-size="13pt" style:font-size-asian="13pt" style:font-size-complex="13pt"/>
    </style:style>
    <style:style style:name="T20" style:family="text">
      <style:text-properties fo:color="#7a3e9d" style:font-name="Consolas1" fo:font-size="6.59999990463257pt" fo:font-weight="normal"/>
    </style:style>
    <style:style style:name="T21" style:family="text">
      <style:text-properties fo:color="#7a3e9d" style:font-name="Consolas1" fo:font-size="6.59999990463257pt" fo:font-weight="normal" style:font-size-asian="13pt" style:font-size-complex="13pt"/>
    </style:style>
    <style:style style:name="T22" style:family="text">
      <style:text-properties fo:color="#7a3e9d" style:font-name="Consolas1" fo:font-size="6.59999990463257pt" fo:font-weight="normal" fo:background-color="#f5f5f5" loext:char-shading-value="0"/>
    </style:style>
    <style:style style:name="T23" style:family="text">
      <style:text-properties fo:color="#7a3e9d" style:font-name="Consolas1" fo:font-size="6.59999990463257pt" fo:font-weight="bold"/>
    </style:style>
    <style:style style:name="T24" style:family="text">
      <style:text-properties fo:color="#7a3e9d" style:font-name="Consolas" fo:font-size="13pt" fo:font-weight="bold" fo:background-color="#f5f5f5" loext:char-shading-value="0" style:font-size-asian="13pt" style:font-size-complex="13pt"/>
    </style:style>
    <style:style style:name="T25" style:family="text">
      <style:text-properties fo:color="#7a3e9d" fo:font-weight="normal"/>
    </style:style>
    <style:style style:name="T26" style:family="text">
      <style:text-properties fo:color="#4b69c6"/>
    </style:style>
    <style:style style:name="T27" style:family="text">
      <style:text-properties fo:color="#4b69c6" style:font-name="Consolas1" fo:font-weight="normal"/>
    </style:style>
    <style:style style:name="T28" style:family="text">
      <style:text-properties fo:color="#4b69c6" style:font-name="Consolas1" fo:font-size="13pt" fo:font-weight="normal" fo:background-color="#f5f5f5" loext:char-shading-value="0" style:font-size-asian="13pt" style:font-size-complex="13pt"/>
    </style:style>
    <style:style style:name="T29" style:family="text">
      <style:text-properties fo:color="#4b69c6" style:font-name="Consolas1" fo:font-size="13pt" fo:font-weight="normal" officeooo:rsid="003ba153" fo:background-color="#f5f5f5" loext:char-shading-value="0" style:font-size-asian="13pt" style:font-size-complex="13pt"/>
    </style:style>
    <style:style style:name="T30" style:family="text">
      <style:text-properties fo:color="#4b69c6" style:font-name="Consolas1" fo:font-size="13pt" fo:font-weight="normal" officeooo:rsid="004260f0" fo:background-color="#f5f5f5" loext:char-shading-value="0" style:font-size-asian="13pt" style:font-size-complex="13pt"/>
    </style:style>
    <style:style style:name="T31" style:family="text">
      <style:text-properties fo:color="#4b69c6" style:font-name="Consolas1" fo:font-size="13pt" fo:font-weight="normal" officeooo:rsid="00483e01" fo:background-color="#f5f5f5" loext:char-shading-value="0" style:font-size-asian="13pt" style:font-size-complex="13pt"/>
    </style:style>
    <style:style style:name="T32" style:family="text">
      <style:text-properties fo:color="#4b69c6" style:font-name="Consolas1" fo:font-size="13pt" fo:font-weight="normal" officeooo:rsid="004f59b2" fo:background-color="#f5f5f5" loext:char-shading-value="0" style:font-size-asian="13pt" style:font-size-complex="13pt"/>
    </style:style>
    <style:style style:name="T33" style:family="text">
      <style:text-properties fo:color="#4b69c6" style:font-name="Consolas1" fo:font-style="italic" fo:font-weight="normal"/>
    </style:style>
    <style:style style:name="T34" style:family="text">
      <style:text-properties fo:color="#4b69c6" style:font-name="Consolas1" fo:font-size="6.59999990463257pt" fo:font-weight="normal"/>
    </style:style>
    <style:style style:name="T35" style:family="text">
      <style:text-properties fo:color="#4b69c6" style:font-name="Consolas" fo:font-size="13pt" fo:font-weight="normal" fo:background-color="#f5f5f5" loext:char-shading-value="0" style:font-size-asian="13pt" style:font-size-complex="13pt"/>
    </style:style>
    <style:style style:name="T36" style:family="text">
      <style:text-properties fo:color="#4b69c6" fo:font-weight="normal"/>
    </style:style>
    <style:style style:name="T37" style:family="text">
      <style:text-properties fo:color="#4b69c6" officeooo:rsid="00508625"/>
    </style:style>
    <style:style style:name="T38" style:family="text">
      <style:text-properties style:font-name="Consolas1"/>
    </style:style>
    <style:style style:name="T39" style:family="text">
      <style:text-properties style:font-name="Consolas1" fo:font-weight="normal"/>
    </style:style>
    <style:style style:name="T40" style:family="text">
      <style:text-properties style:font-name="Consolas1" fo:font-weight="normal" fo:background-color="#ffff00" loext:char-shading-value="0"/>
    </style:style>
    <style:style style:name="T41" style:family="text">
      <style:text-properties style:font-name="Consolas1" fo:font-weight="normal" fo:background-color="#ffff00" loext:char-shading-value="0"/>
    </style:style>
    <style:style style:name="T42" style:family="text">
      <style:text-properties style:font-name="Consolas1" fo:font-style="italic" fo:font-weight="normal"/>
    </style:style>
    <style:style style:name="T43" style:family="text">
      <style:text-properties style:font-name="Consolas1" fo:font-size="13pt" style:font-size-asian="13pt" style:font-size-complex="13pt"/>
    </style:style>
    <style:style style:name="T44" style:family="text">
      <style:text-properties style:font-name="Consolas1" fo:font-size="13pt" fo:font-weight="normal" style:font-size-asian="13pt" style:font-size-complex="13pt"/>
    </style:style>
    <style:style style:name="T45" style:family="text">
      <style:text-properties style:font-name="Consolas1" fo:font-size="13pt" fo:font-weight="normal" style:font-size-asian="13pt" style:font-size-complex="13pt"/>
    </style:style>
    <style:style style:name="T46" style:family="text">
      <style:text-properties style:font-name="Consolas1" fo:font-size="6.59999990463257pt" fo:font-weight="normal"/>
    </style:style>
    <style:style style:name="T47" style:family="text">
      <style:text-properties style:font-name="Consolas1" fo:font-size="6.59999990463257pt" fo:font-weight="normal" style:font-size-asian="13pt" style:font-size-complex="13pt"/>
    </style:style>
    <style:style style:name="T48" style:family="text">
      <style:text-properties style:font-name="Consolas1" fo:font-size="6.59999990463257pt" fo:font-style="italic" fo:font-weight="normal"/>
    </style:style>
    <style:style style:name="T49" style:family="text">
      <style:text-properties style:font-name="Consolas1" fo:font-weight="bold"/>
    </style:style>
    <style:style style:name="T50" style:family="text">
      <style:text-properties style:font-name="Consolas1" fo:font-weight="bold" fo:background-color="#f5f5f5" loext:char-shading-value="0"/>
    </style:style>
    <style:style style:name="T51" style:family="text">
      <style:text-properties fo:color="#448c27"/>
    </style:style>
    <style:style style:name="T52" style:family="text">
      <style:text-properties fo:color="#448c27" style:font-name="Consolas1" fo:font-style="italic" fo:font-weight="normal"/>
    </style:style>
    <style:style style:name="T53" style:family="text">
      <style:text-properties fo:color="#448c27" style:font-name="Consolas1" fo:font-weight="normal"/>
    </style:style>
    <style:style style:name="T54" style:family="text">
      <style:text-properties fo:color="#448c27" style:font-name="Consolas1" fo:font-weight="normal" fo:background-color="#ffff00" loext:char-shading-value="0"/>
    </style:style>
    <style:style style:name="T55" style:family="text">
      <style:text-properties fo:color="#448c27" style:font-name="Consolas1" fo:font-weight="normal" fo:background-color="#ffff00" loext:char-shading-value="0"/>
    </style:style>
    <style:style style:name="T56" style:family="text">
      <style:text-properties fo:color="#448c27" style:font-name="Consolas1" fo:font-size="13pt" fo:font-weight="normal" fo:background-color="#f5f5f5" loext:char-shading-value="0" style:font-size-asian="13pt" style:font-size-complex="13pt"/>
    </style:style>
    <style:style style:name="T57" style:family="text">
      <style:text-properties fo:color="#448c27" style:font-name="Consolas1" fo:font-size="13pt" fo:font-weight="normal" officeooo:rsid="003d64ed" fo:background-color="#f5f5f5" loext:char-shading-value="0" style:font-size-asian="13pt" style:font-size-complex="13pt"/>
    </style:style>
    <style:style style:name="T58" style:family="text">
      <style:text-properties fo:color="#448c27" style:font-name="Consolas1" fo:font-size="13pt" fo:font-weight="normal" officeooo:rsid="004eebf0" fo:background-color="#f5f5f5" loext:char-shading-value="0" style:font-size-asian="13pt" style:font-size-complex="13pt"/>
    </style:style>
    <style:style style:name="T59" style:family="text">
      <style:text-properties fo:color="#448c27" style:font-name="Consolas1" fo:font-size="13pt" fo:font-style="italic" fo:font-weight="normal" fo:background-color="#f5f5f5" loext:char-shading-value="0" style:font-size-asian="13pt" style:font-size-complex="13pt"/>
    </style:style>
    <style:style style:name="T60" style:family="text">
      <style:text-properties fo:color="#448c27" style:font-name="Consolas1" fo:font-size="13pt" fo:font-style="italic" fo:font-weight="normal" officeooo:rsid="004f59b2" fo:background-color="#f5f5f5" loext:char-shading-value="0" style:font-size-asian="13pt" style:font-size-complex="13pt"/>
    </style:style>
    <style:style style:name="T61" style:family="text">
      <style:text-properties fo:color="#448c27" style:font-name="Consolas1" fo:font-size="13pt" fo:font-style="italic" fo:font-weight="normal" officeooo:rsid="00517d34" fo:background-color="#f5f5f5" loext:char-shading-value="0" style:font-size-asian="13pt" style:font-size-complex="13pt"/>
    </style:style>
    <style:style style:name="T62" style:family="text">
      <style:text-properties fo:color="#448c27" style:font-name="Consolas1" fo:font-size="6.59999990463257pt" fo:font-weight="normal"/>
    </style:style>
    <style:style style:name="T63" style:family="text">
      <style:text-properties fo:color="#448c27" style:font-name="Consolas" fo:font-size="13pt" fo:font-weight="normal" fo:background-color="#f5f5f5" loext:char-shading-value="0" style:font-size-asian="13pt" style:font-size-complex="13pt"/>
    </style:style>
    <style:style style:name="T64" style:family="text">
      <style:text-properties fo:color="#448c27" fo:font-weight="normal"/>
    </style:style>
    <style:style style:name="T65" style:family="text">
      <style:text-properties fo:color="#448c27" style:font-name="Liberation Serif" fo:font-size="13pt" fo:font-style="italic" fo:font-weight="normal" officeooo:rsid="004f59b2" fo:background-color="#f5f5f5" loext:char-shading-value="0" style:font-size-asian="13pt" style:font-size-complex="13pt"/>
    </style:style>
    <style:style style:name="T66" style:family="text">
      <style:text-properties fo:color="#448c27" fo:font-size="13pt" fo:background-color="#f5f5f5" loext:char-shading-value="0" style:font-size-asian="13pt" style:font-size-complex="13pt"/>
    </style:style>
    <style:style style:name="T67" style:family="text">
      <style:text-properties fo:color="#448c27" fo:font-size="6.59999990463257pt" fo:font-style="italic"/>
    </style:style>
    <style:style style:name="T68" style:family="text">
      <style:text-properties fo:color="#448c27" fo:font-style="italic"/>
    </style:style>
    <style:style style:name="T69" style:family="text">
      <style:text-properties fo:color="#aa3731" style:font-name="Consolas1" fo:font-weight="bold"/>
    </style:style>
    <style:style style:name="T70" style:family="text">
      <style:text-properties fo:color="#aa3731" style:font-name="Consolas1" fo:font-weight="bold" fo:background-color="#ffff00" loext:char-shading-value="0"/>
    </style:style>
    <style:style style:name="T71" style:family="text">
      <style:text-properties fo:color="#aa3731" style:font-name="Consolas1" fo:font-weight="bold" fo:background-color="#ffff00" loext:char-shading-value="0"/>
    </style:style>
    <style:style style:name="T72" style:family="text">
      <style:text-properties fo:color="#aa3731" style:font-name="Consolas1" fo:font-size="13pt" fo:font-weight="bold" fo:background-color="#f5f5f5" loext:char-shading-value="0" style:font-size-asian="13pt" style:font-size-complex="13pt"/>
    </style:style>
    <style:style style:name="T73" style:family="text">
      <style:text-properties fo:color="#aa3731" style:font-name="Consolas1" fo:font-size="13pt" fo:font-weight="bold" officeooo:rsid="004f59b2" fo:background-color="#f5f5f5" loext:char-shading-value="0" style:font-size-asian="13pt" style:font-size-complex="13pt"/>
    </style:style>
    <style:style style:name="T74" style:family="text">
      <style:text-properties fo:color="#aa3731" style:font-name="Consolas1" fo:font-size="13pt" fo:font-weight="bold" style:font-size-asian="13pt" style:font-size-complex="13pt"/>
    </style:style>
    <style:style style:name="T75" style:family="text">
      <style:text-properties fo:color="#aa3731" style:font-name="Consolas1" fo:font-size="6.59999990463257pt" fo:font-weight="bold"/>
    </style:style>
    <style:style style:name="T76" style:family="text">
      <style:text-properties fo:color="#aa3731" style:font-name="Consolas1" fo:font-size="6.59999990463257pt" fo:font-weight="bold" style:font-size-asian="13pt" style:font-size-complex="13pt"/>
    </style:style>
    <style:style style:name="T77" style:family="text">
      <style:text-properties fo:color="#aa3731" style:font-name="Consolas1" fo:font-size="6.59999990463257pt" fo:font-weight="bold" fo:background-color="#f5f5f5" loext:char-shading-value="0"/>
    </style:style>
    <style:style style:name="T78" style:family="text">
      <style:text-properties fo:color="#aa3731" style:font-name="Consolas" fo:font-size="13pt" fo:font-weight="bold" fo:background-color="#f5f5f5" loext:char-shading-value="0" style:font-size-asian="13pt" style:font-size-complex="13pt"/>
    </style:style>
    <style:style style:name="T79" style:family="text">
      <style:text-properties fo:color="#aa3731" fo:font-weight="bold"/>
    </style:style>
    <style:style style:name="T80" style:family="text">
      <style:text-properties fo:color="#777777"/>
    </style:style>
    <style:style style:name="T81" style:family="text">
      <style:text-properties fo:color="#777777" style:font-name="Consolas1" fo:font-size="6.59999990463257pt" fo:font-weight="normal"/>
    </style:style>
    <style:style style:name="T82" style:family="text">
      <style:text-properties fo:color="#777777" style:font-name="Consolas1" fo:font-size="6.59999990463257pt" fo:font-weight="normal" style:font-size-asian="13pt" style:font-size-complex="13pt"/>
    </style:style>
    <style:style style:name="T83" style:family="text">
      <style:text-properties fo:color="#777777" style:font-name="Consolas1" fo:font-size="6.59999990463257pt" fo:font-weight="normal" fo:background-color="#f5f5f5" loext:char-shading-value="0"/>
    </style:style>
    <style:style style:name="T84" style:family="text">
      <style:text-properties fo:color="#777777" style:font-name="Consolas1" fo:font-weight="normal"/>
    </style:style>
    <style:style style:name="T85" style:family="text">
      <style:text-properties fo:color="#777777" style:font-name="Consolas1" fo:font-weight="normal" fo:background-color="#ffff00" loext:char-shading-value="0"/>
    </style:style>
    <style:style style:name="T86" style:family="text">
      <style:text-properties fo:color="#777777" style:font-name="Consolas1" fo:font-weight="normal" fo:background-color="#ffff00" loext:char-shading-value="0"/>
    </style:style>
    <style:style style:name="T87" style:family="text">
      <style:text-properties fo:color="#777777" style:font-name="Consolas1" fo:font-size="13pt" fo:font-weight="normal" fo:background-color="#f5f5f5" loext:char-shading-value="0" style:font-size-asian="13pt" style:font-size-complex="13pt"/>
    </style:style>
    <style:style style:name="T88" style:family="text">
      <style:text-properties fo:color="#777777" style:font-name="Consolas1" fo:font-size="13pt" fo:font-weight="normal" officeooo:rsid="003ba153" fo:background-color="#f5f5f5" loext:char-shading-value="0" style:font-size-asian="13pt" style:font-size-complex="13pt"/>
    </style:style>
    <style:style style:name="T89" style:family="text">
      <style:text-properties fo:color="#777777" style:font-name="Consolas1" fo:font-size="13pt" fo:font-weight="normal" officeooo:rsid="004260f0" fo:background-color="#f5f5f5" loext:char-shading-value="0" style:font-size-asian="13pt" style:font-size-complex="13pt"/>
    </style:style>
    <style:style style:name="T90" style:family="text">
      <style:text-properties fo:color="#777777" style:font-name="Consolas1" fo:font-size="13pt" fo:font-weight="normal" officeooo:rsid="00483e01" fo:background-color="#f5f5f5" loext:char-shading-value="0" style:font-size-asian="13pt" style:font-size-complex="13pt"/>
    </style:style>
    <style:style style:name="T91" style:family="text">
      <style:text-properties fo:color="#777777" style:font-name="Consolas1" fo:font-size="13pt" fo:font-weight="normal" officeooo:rsid="004f59b2" fo:background-color="#f5f5f5" loext:char-shading-value="0" style:font-size-asian="13pt" style:font-size-complex="13pt"/>
    </style:style>
    <style:style style:name="T92" style:family="text">
      <style:text-properties fo:color="#777777" style:font-name="Consolas1" fo:font-size="13pt" fo:font-weight="normal" style:font-size-asian="13pt" style:font-size-complex="13pt"/>
    </style:style>
    <style:style style:name="T93" style:family="text">
      <style:text-properties fo:color="#777777" style:font-name="Consolas1" fo:font-size="13pt" fo:font-weight="normal" style:font-size-asian="13pt" style:font-size-complex="13pt"/>
    </style:style>
    <style:style style:name="T94" style:family="text">
      <style:text-properties fo:color="#777777" style:font-name="Consolas1" fo:font-size="13pt" style:font-size-asian="13pt" style:font-size-complex="13pt"/>
    </style:style>
    <style:style style:name="T95" style:family="text">
      <style:text-properties fo:color="#777777" style:font-name="Consolas1" fo:font-style="italic" fo:font-weight="normal"/>
    </style:style>
    <style:style style:name="T96" style:family="text">
      <style:text-properties fo:color="#777777" fo:font-weight="bold"/>
    </style:style>
    <style:style style:name="T97" style:family="text">
      <style:text-properties fo:color="#777777" style:font-name="Liberation Serif" fo:font-size="12pt" fo:font-weight="normal" fo:background-color="#f5f5f5" loext:char-shading-value="0" style:font-size-asian="12pt" style:font-size-complex="12pt"/>
    </style:style>
    <style:style style:name="T98" style:family="text">
      <style:text-properties fo:color="#777777" style:font-name="Consolas" fo:font-size="13pt" fo:font-weight="normal" fo:background-color="#f5f5f5" loext:char-shading-value="0" style:font-size-asian="13pt" style:font-size-complex="13pt"/>
    </style:style>
    <style:style style:name="T99" style:family="text">
      <style:text-properties fo:color="#777777" fo:font-weight="normal"/>
    </style:style>
    <style:style style:name="T100" style:family="text">
      <style:text-properties fo:color="#777777" officeooo:rsid="00508625"/>
    </style:style>
    <style:style style:name="T101" style:family="text">
      <style:text-properties officeooo:rsid="0025eca0"/>
    </style:style>
    <style:style style:name="T102" style:family="text">
      <style:text-properties officeooo:rsid="00281124"/>
    </style:style>
    <style:style style:name="T103" style:family="text">
      <style:text-properties officeooo:rsid="002ab93e"/>
    </style:style>
    <style:style style:name="T104" style:family="text">
      <style:text-properties officeooo:rsid="002b6fd5"/>
    </style:style>
    <style:style style:name="T105" style:family="text">
      <style:text-properties officeooo:rsid="002bf801"/>
    </style:style>
    <style:style style:name="T106" style:family="text">
      <style:text-properties officeooo:rsid="002c3ae2"/>
    </style:style>
    <style:style style:name="T107" style:family="text">
      <style:text-properties officeooo:rsid="0030d36e"/>
    </style:style>
    <style:style style:name="T108" style:family="text">
      <style:text-properties fo:color="#9c5d27" style:font-name="Consolas1" fo:font-weight="normal"/>
    </style:style>
    <style:style style:name="T109" style:family="text">
      <style:text-properties fo:color="#9c5d27" style:font-name="Consolas1" fo:font-size="6.59999990463257pt" fo:font-weight="normal"/>
    </style:style>
    <style:style style:name="T110" style:family="text">
      <style:text-properties fo:color="#9c5d27" style:font-name="Consolas" fo:font-size="13pt" fo:font-weight="normal" fo:background-color="#f5f5f5" loext:char-shading-value="0" style:font-size-asian="13pt" style:font-size-complex="13pt"/>
    </style:style>
    <style:style style:name="T111" style:family="text">
      <style:text-properties fo:color="#9c5d27" fo:font-weight="normal"/>
    </style:style>
    <style:style style:name="T112" style:family="text">
      <style:text-properties fo:color="#333333" style:font-name="Consolas1" fo:font-size="13pt" fo:font-weight="normal" fo:background-color="#f5f5f5" loext:char-shading-value="0" style:font-size-asian="13pt" style:font-size-complex="13pt"/>
    </style:style>
    <style:style style:name="T113" style:family="text">
      <style:text-properties fo:color="#333333" style:font-name="Consolas1" fo:font-size="13pt" fo:font-weight="normal" officeooo:rsid="003ba153" fo:background-color="#f5f5f5" loext:char-shading-value="0" style:font-size-asian="13pt" style:font-size-complex="13pt"/>
    </style:style>
    <style:style style:name="T114" style:family="text">
      <style:text-properties fo:color="#333333" style:font-name="Consolas1" fo:font-size="13pt" fo:font-weight="normal" officeooo:rsid="004260f0" fo:background-color="#f5f5f5" loext:char-shading-value="0" style:font-size-asian="13pt" style:font-size-complex="13pt"/>
    </style:style>
    <style:style style:name="T115" style:family="text">
      <style:text-properties fo:color="#333333" style:font-name="Consolas1" fo:font-size="13pt" fo:font-weight="normal" officeooo:rsid="00483e01" fo:background-color="#f5f5f5" loext:char-shading-value="0" style:font-size-asian="13pt" style:font-size-complex="13pt"/>
    </style:style>
    <style:style style:name="T116" style:family="text">
      <style:text-properties fo:color="#333333" style:font-name="Consolas1" fo:font-size="13pt" fo:font-weight="normal" officeooo:rsid="004f59b2" fo:background-color="#f5f5f5" loext:char-shading-value="0" style:font-size-asian="13pt" style:font-size-complex="13pt"/>
    </style:style>
    <style:style style:name="T117" style:family="text">
      <style:text-properties fo:color="#333333" fo:font-size="13pt" fo:background-color="#f5f5f5" loext:char-shading-value="0" style:font-size-asian="13pt" style:font-size-complex="13pt"/>
    </style:style>
    <style:style style:name="T118" style:family="text">
      <style:text-properties fo:color="#333333" style:font-name="Consolas" fo:font-size="13pt" fo:background-color="#f5f5f5" loext:char-shading-value="0" style:font-size-asian="13pt" style:font-size-complex="13pt"/>
    </style:style>
    <style:style style:name="T119" style:family="text">
      <style:text-properties fo:color="#333333" style:font-name="Consolas" fo:font-size="13pt" fo:font-weight="normal" fo:background-color="#f5f5f5" loext:char-shading-value="0" style:font-size-asian="13pt" style:font-size-complex="13pt"/>
    </style:style>
    <style:style style:name="T120" style:family="text">
      <style:text-properties fo:color="#333333" style:font-name="Liberation Serif" fo:font-size="13pt" officeooo:rsid="004f59b2" fo:background-color="#f5f5f5" loext:char-shading-value="0" style:font-size-asian="13pt" style:font-size-complex="13pt"/>
    </style:style>
    <style:style style:name="T121" style:family="text">
      <style:text-properties fo:color="#aaaaaa" style:font-name="Consolas1" fo:font-style="italic" fo:font-weight="normal"/>
    </style:style>
    <style:style style:name="T122" style:family="text">
      <style:text-properties fo:color="#aaaaaa" style:font-name="Consolas1" fo:font-size="6.59999990463257pt" fo:font-style="italic" fo:font-weight="normal"/>
    </style:style>
    <style:style style:name="T123" style:family="text">
      <style:text-properties style:font-name="Liberation Serif"/>
    </style:style>
    <style:style style:name="T124" style:family="text">
      <style:text-properties style:font-name="Liberation Serif" fo:font-size="12pt" officeooo:rsid="0036710c" style:font-size-asian="12pt" style:font-size-complex="12pt"/>
    </style:style>
    <style:style style:name="T125" style:family="text">
      <style:text-properties style:font-name="Liberation Serif" fo:font-size="12pt" officeooo:rsid="00483e01" style:font-size-asian="12pt" style:font-size-complex="12pt"/>
    </style:style>
    <style:style style:name="T126" style:family="text">
      <style:text-properties style:font-name="Liberation Serif" fo:font-size="12pt" officeooo:rsid="004991c2" style:font-size-asian="12pt" style:font-size-complex="12pt"/>
    </style:style>
    <style:style style:name="T127" style:family="text">
      <style:text-properties style:font-name="Liberation Serif" fo:font-size="12pt" officeooo:rsid="004ca3f7" style:font-size-asian="12pt" style:font-size-complex="12pt"/>
    </style:style>
    <style:style style:name="T128" style:family="text">
      <style:text-properties style:font-name="Liberation Serif" fo:font-size="12pt" officeooo:rsid="004eebf0" style:font-size-asian="12pt" style:font-size-complex="12pt"/>
    </style:style>
    <style:style style:name="T129" style:family="text">
      <style:text-properties style:font-name="Liberation Serif" fo:font-size="12pt" officeooo:rsid="004f59b2" style:font-size-asian="12pt" style:font-size-complex="12pt"/>
    </style:style>
    <style:style style:name="T130" style:family="text">
      <style:text-properties style:font-name="Liberation Serif" fo:font-size="12pt" officeooo:rsid="004f59b2" style:font-name-asian="NSimSun1" style:font-size-asian="12pt" style:font-name-complex="Liberation Mono" style:font-size-complex="12pt"/>
    </style:style>
    <style:style style:name="T131" style:family="text">
      <style:text-properties style:font-name="Liberation Serif" fo:font-size="12pt" fo:font-weight="normal" officeooo:rsid="00508625" style:font-size-asian="12pt" style:font-size-complex="12pt"/>
    </style:style>
    <style:style style:name="T132" style:family="text">
      <style:text-properties style:font-name="Liberation Serif" officeooo:rsid="0034e0e4"/>
    </style:style>
    <style:style style:name="T133" style:family="text">
      <style:text-properties style:font-name="Liberation Serif" officeooo:rsid="0036710c"/>
    </style:style>
    <style:style style:name="T134" style:family="text">
      <style:text-properties style:font-name="Liberation Serif" officeooo:rsid="0039f0fb"/>
    </style:style>
    <style:style style:name="T135" style:family="text">
      <style:text-properties style:font-name="Liberation Serif" fo:font-size="13pt" officeooo:rsid="0039f0fb" style:font-size-asian="13pt" style:font-size-complex="13pt"/>
    </style:style>
    <style:style style:name="T136" style:family="text">
      <style:text-properties style:font-name="Liberation Serif" fo:font-size="13pt" officeooo:rsid="004991c2" style:font-size-asian="13pt" style:font-size-complex="13pt"/>
    </style:style>
    <style:style style:name="T137" style:family="text">
      <style:text-properties style:font-name="Liberation Serif" fo:font-size="13pt" officeooo:rsid="004f59b2" style:font-size-asian="13pt" style:font-size-complex="13pt"/>
    </style:style>
    <style:style style:name="T138" style:family="text">
      <style:text-properties style:font-name="Liberation Serif" officeooo:rsid="003ba153"/>
    </style:style>
    <style:style style:name="T139" style:family="text">
      <style:text-properties style:font-name="Liberation Serif" officeooo:rsid="003ba153" style:font-name-asian="NSimSun1" style:font-name-complex="Liberation Mono"/>
    </style:style>
    <style:style style:name="T140" style:family="text">
      <style:text-properties style:font-name="Liberation Serif" officeooo:rsid="003d64ed"/>
    </style:style>
    <style:style style:name="T141" style:family="text">
      <style:text-properties style:font-name="Liberation Serif" officeooo:rsid="003e7041"/>
    </style:style>
    <style:style style:name="T142" style:family="text">
      <style:text-properties style:font-name="Liberation Serif" officeooo:rsid="003f754f"/>
    </style:style>
    <style:style style:name="T143" style:family="text">
      <style:text-properties style:font-name="Liberation Serif" officeooo:rsid="0040c358"/>
    </style:style>
    <style:style style:name="T144" style:family="text">
      <style:text-properties style:font-name="Liberation Serif" officeooo:rsid="004260f0"/>
    </style:style>
    <style:style style:name="T145" style:family="text">
      <style:text-properties style:font-name="Liberation Serif" officeooo:rsid="004ca3f7"/>
    </style:style>
    <style:style style:name="T146" style:family="text">
      <style:text-properties style:font-name="Liberation Serif" officeooo:rsid="004f59b2"/>
    </style:style>
    <style:style style:name="T147" style:family="text">
      <style:text-properties style:font-name="Liberation Serif" fo:font-weight="normal" officeooo:rsid="00508625"/>
    </style:style>
    <style:style style:name="T148" style:family="text">
      <style:text-properties style:font-name-asian="NSimSun1" style:font-name-complex="Liberation Mono"/>
    </style:style>
    <style:style style:name="T149" style:family="text">
      <style:text-properties officeooo:rsid="001f52fa" style:font-name-asian="NSimSun1" style:font-name-complex="Liberation Mono"/>
    </style:style>
    <style:style style:name="T150" style:family="text">
      <style:text-properties officeooo:rsid="00281124" style:font-name-asian="NSimSun1" style:font-name-complex="Liberation Mono"/>
    </style:style>
    <style:style style:name="T151" style:family="text">
      <style:text-properties officeooo:rsid="002b6fd5" style:font-name-asian="NSimSun1" style:font-name-complex="Liberation Mono"/>
    </style:style>
    <style:style style:name="T152" style:family="text">
      <style:text-properties officeooo:rsid="002c3ae2" style:font-name-asian="NSimSun1" style:font-name-complex="Liberation Mono"/>
    </style:style>
    <style:style style:name="T153" style:family="text">
      <style:text-properties officeooo:rsid="0030d36e" style:font-name-asian="NSimSun1" style:font-name-complex="Liberation Mono"/>
    </style:style>
    <style:style style:name="T154" style:family="text">
      <style:text-properties officeooo:rsid="003106a2" style:font-name-asian="NSimSun1" style:font-name-complex="Liberation Mono"/>
    </style:style>
    <style:style style:name="T155" style:family="text">
      <style:text-properties officeooo:rsid="0032efb6" style:font-name-asian="NSimSun1" style:font-name-complex="Liberation Mono"/>
    </style:style>
    <style:style style:name="T156" style:family="text">
      <style:text-properties officeooo:rsid="00340484" style:font-name-asian="NSimSun1" style:font-name-complex="Liberation Mono"/>
    </style:style>
    <style:style style:name="T157" style:family="text">
      <style:text-properties officeooo:rsid="0039f0fb"/>
    </style:style>
    <style:style style:name="T158" style:family="text">
      <style:text-properties officeooo:rsid="0040c358"/>
    </style:style>
    <style:style style:name="T159" style:family="text">
      <style:text-properties style:font-name="Liberation Mono" fo:font-size="13pt" officeooo:rsid="004991c2" style:font-size-asian="13pt" style:font-size-complex="13pt"/>
    </style:style>
    <style:style style:name="T160" style:family="text">
      <style:text-properties style:font-name="Liberation Mono" fo:font-size="13pt" officeooo:rsid="004ca3f7" style:font-size-asian="13pt" style:font-size-complex="13pt"/>
    </style:style>
    <style:style style:name="T161" style:family="text">
      <style:text-properties officeooo:rsid="004f4200"/>
    </style:style>
    <style:style style:name="T162" style:family="text">
      <style:text-properties fo:font-weight="normal"/>
    </style:style>
    <style:style style:name="T163" style:family="text">
      <style:text-properties officeooo:rsid="004f59b2"/>
    </style:style>
    <style:style style:name="T164" style:family="text">
      <style:text-properties fo:color="#000000" style:font-name="Liberation Serif" fo:font-size="12pt" fo:font-weight="normal" officeooo:rsid="00508625" fo:background-color="#f5f5f5" loext:char-shading-value="0" style:font-size-asian="12pt" style:font-size-complex="12pt"/>
    </style:style>
    <style:style style:name="T165" style:family="text">
      <style:text-properties fo:color="#000000" style:font-name="Liberation Serif" fo:font-size="12pt" fo:font-weight="normal" officeooo:rsid="005123bb" fo:background-color="#f5f5f5" loext:char-shading-value="0" style:font-size-asian="12pt" style:font-size-complex="12pt"/>
    </style:style>
    <style:style style:name="T166" style:family="text">
      <style:text-properties officeooo:rsid="00508625"/>
    </style:style>
    <style:style style:name="T167" style:family="text">
      <style:text-properties fo:background-color="#ffff00" loext:char-shading-value="0"/>
    </style:style>
    <style:style style:name="T168" style:family="text">
      <style:text-properties fo:background-color="#ffff00" loext:char-shading-value="0"/>
    </style:style>
    <style:style style:name="T169" style:family="text">
      <style:text-properties officeooo:rsid="005a78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Symfony</text:p>
      <text:h text:style-name="P89"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90" text:outline-level="1">Les trucs sympas à installer en plus :</text:h>
      <text:p text:style-name="P6">composer require annotations </text:p>
      <text:p text:style-name="P5">Pour pouvoir mettre les routes directement dans le contrôleur :</text:p>
      <text:p text:style-name="P65"><text:span text:style-name="T3">class</text:span> <text:span text:style-name="T4">LuckyController</text:span> <text:span text:style-name="T26">extends</text:span> <text:span text:style-name="T4">AbstractController</text:span></text:p>
      <text:p text:style-name="P75">{</text:p>
      <text:p text:style-name="P68">     <text:span text:style-name="T52">/**</text:span></text:p>
      <text:p text:style-name="P79">     <text:span text:style-name="T42">* @Route("/lucky/number")</text:span></text:p>
      <text:p text:style-name="P79">     <text:span text:style-name="T42">*/</text:span></text:p>
      <text:p text:style-name="P68">    <text:span text:style-name="T27">public</text:span><text:span text:style-name="T39"> </text:span><text:span text:style-name="T6">function</text:span><text:span text:style-name="T39"> </text:span><text:span text:style-name="T69">number</text:span><text:span text:style-name="T84">():</text:span><text:span text:style-name="T39"> </text:span><text:span text:style-name="T9">Response</text:span></text:p>
      <text:p text:style-name="P68">    <text:span text:style-name="T84">{</text:span></text:p>
      <text:p text:style-name="P12"/>
      <text:p text:style-name="P5"/>
      <text:p text:style-name="P40">composer require symfony/maker-bundle --dev</text:p>
      <text:p text:style-name="P42"><text:soft-page-break/><text:span text:style-name="T2">Pour créer des commandes, des contrôleurs, des entités (doctrine entity), m</text:span><text:span text:style-name="T149">ê</text:span><text:span text:style-name="T2">me des crud…</text:span></text:p>
      <text:p text:style-name="P42"/>
      <text:p text:style-name="P43">exemple<text:span text:style-name="T101">s</text:span> :</text:p>
      <text:p text:style-name="P34"/>
      <text:p text:style-name="P43">php bin/console make:controller BrandNewController</text:p>
      <text:p text:style-name="P41"/>
      <text:p text:style-name="P41">created: src/Controller/BrandNewController.php</text:p>
      <text:p text:style-name="P88">created: templates/brandnew/index.html.twig</text:p>
      <text:p text:style-name="P44">Pour les modèles (entities) et la base de donnée :</text:p>
      <text:p text:style-name="P44"/>
      <text:p text:style-name="P57">composer require symfony/orm-pack</text:p>
      <text:p text:style-name="P44"/>
      <text:p text:style-name="P45"><text:span text:style-name="T102">On configure la base de données dans le .env en développement. Par défaut, l’URL de la base de données </text:span><text:span text:style-name="T150">aura</text:span><text:span text:style-name="T102"> le nom du projet avec mysql si on n</text:span><text:span text:style-name="T150">e le change</text:span><text:span text:style-name="T102"> pas, mettre en commentaire (#) la ligne postgresql et décommenter la ligne mysql.</text:span></text:p>
      <text:p text:style-name="P46">On devrait ensuite taper : php bin/console doctrine:database:create mais en fait Laragon l’a déjà fait, et c’est même pour ça qu’il y avait déjà le bon nom (à défaut d’avoir déjà le bon serveur de base de données, <text:span text:style-name="T103">enlever le #, ça Laragon sait pas faire</text:span>).</text:p>
      <text:p text:style-name="P46"/>
      <text:h text:style-name="P91" text:outline-level="1">Créer sa première « entité »</text:h>
      <text:p text:style-name="P39"/>
      <text:p text:style-name="P47"><text:span text:style-name="T104">Maintenant on peut créer une entité, c’est à dire un modèle (</text:span><text:span text:style-name="T151">une</text:span><text:span text:style-name="T104"> classe) qui va correspondre à une table de la base de données avec tous ses champs (propriétés de la classe) qui vont correspondre aux colonnes de la table:</text:span></text:p>
      <text:p text:style-name="P47"/>
      <text:p text:style-name="P47">php bin/console make:entity</text:p>
      <text:p text:style-name="P47"/>
      <text:p text:style-name="P48">Génère un formulaire dans la console qui demande le nom de l’entité et de créer autant de champs qu’on veut.</text:p>
      <text:p text:style-name="P48"/>
      <text:p text:style-name="P49">Après on a le modèle avec toutes les propriétés (private, comme il se doit) et tous les getters et setters pour ces propriétés (cool!). </text:p>
      <text:p text:style-name="P50"><text:span text:style-name="T106">Et on n’a plus qu’à taper la commande suivante pour avoir </text:span><text:span text:style-name="T152">un fichier « migration » qui sera capable de générer la table.</text:span></text:p>
      <text:p text:style-name="P49"/>
      <text:p text:style-name="P49">php bin/console make:migration</text:p>
      <text:p text:style-name="P49"/>
      <text:p text:style-name="P51">On effectue la migration :</text:p>
      <text:p text:style-name="P49"/>
      <text:p text:style-name="P49">php bin/console doctrine:migrations:migrate</text:p>
      <text:p text:style-name="P49"/>
      <text:p text:style-name="P51">On peut aller vérifier dans le gestionnaire de base de données, la table y est bien.</text:p>
      <text:p text:style-name="P49"/>
      <text:p text:style-name="P52">Important : on peut rajouter des propriétés dans la classe manuellement, mais on peut aussi refaire make:entity pour mettre à jour la table.</text:p>
      <text:p text:style-name="P52">php bin/console make:entity --regenerate</text:p>
      <text:p text:style-name="P53">Génère les getters et les setters pour les nouvelles propriétés entrées manuellement.</text:p>
      <text:p text:style-name="P53">On refait ensuite la migration : <text:span text:style-name="T105">php bin/console doctrine:migrations:migrate </text:span>pour mettre à jour la table dans la base.</text:p>
      <text:p text:style-name="P47"/>
      <text:h text:style-name="Heading_20_1" text:outline-level="1"><text:soft-page-break/>Un contrôleur pour gérer mon entité</text:h>
      <text:p text:style-name="P8"/>
      <text:p text:style-name="P54"><text:span text:style-name="T107">php bin/console </text:span><text:span text:style-name="T153">make:controller n</text:span><text:span text:style-name="T154">om_de_l’entitéC</text:span><text:span text:style-name="T153">ontroller</text:span></text:p>
      <text:p text:style-name="P58"/>
      <text:p text:style-name="P59">Et faire l’implémenation.</text:p>
      <text:p text:style-name="P59">Mais comme je suis paresseuse, comme tout déveleppeur qui se respecte, je peux aussi demander à symfony de me faire directement le crud :</text:p>
      <text:p text:style-name="P59"/>
      <text:p text:style-name="P55"><text:span text:style-name="T154">php bin/console make:crud n</text:span><text:span text:style-name="T155">om_de_l’entité</text:span></text:p>
      <text:p text:style-name="P60"/>
      <text:p text:style-name="P56"><text:span text:style-name="T155">Q</text:span><text:span text:style-name="T148">ui va me générer : le contrôleur, les formulaires, les vues… </text:span><text:span text:style-name="T156">Evidemment, ça ne veut pas dire que tout le boulot est fait, il va y avoir du boulot côté css pour que ce soit joli à voir, et si mon entité est particulière, il me faudra rajouter du code, par exemple pour télécharger des images.</text:span></text:p>
      <text:p text:style-name="P36"/>
      <text:h text:style-name="P92" text:outline-level="1">Formulaire qui télécharge une image</text:h>
      <text:p text:style-name="P9"><text:span text:style-name="T123">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123">https://nouvelle-techno.fr/actualites/live-coding-upload-dimages-multiples-avec-symfony-4-et-5</text:span></text:a></text:p>
      <text:p text:style-name="P14">dans services.yaml, parameters, j’ai mis : </text:p>
      <text:p text:style-name="P10"><text:span text:style-name="Source_20_Text"><text:span text:style-name="T123">images_directory: '%kernel.project_dir%/public/uploads'</text:span></text:span></text:p>
      <text:p text:style-name="Text_20_body"><text:span text:style-name="Source_20_Text"><text:span text:style-name="T123">Et ajouté </text:span></text:span><text:span text:style-name="Source_20_Text"><text:span text:style-name="T132">l’input ‘image’ dans le $builder du fichier ImageType, le fichier qui génère automatiquement le formulaire.</text:span></text:span></text:p>
      <text:p text:style-name="P73"><text:span text:style-name="Source_20_Text"><text:span text:style-name="T87">&lt;?php</text:span></text:span></text:p>
      <text:p text:style-name="P80"/>
      <text:p text:style-name="P66"><text:span text:style-name="T26">namespace</text:span> <text:span text:style-name="T4">App</text:span><text:span text:style-name="T96">\</text:span><text:span text:style-name="T4">Form</text:span><text:span text:style-name="T80">;</text:span></text:p>
      <text:p text:style-name="P80"/>
      <text:p text:style-name="P66"><text:span text:style-name="T26">use</text:span> App<text:span text:style-name="T80">\</text:span>Entity<text:span text:style-name="T80">\</text:span><text:span text:style-name="T4">Image</text:span><text:span text:style-name="T80">;</text:span></text:p>
      <text:p text:style-name="P66"><text:span text:style-name="T26">use</text:span> Symfony<text:span text:style-name="T80">\</text:span>Component<text:span text:style-name="T80">\</text:span>Form<text:span text:style-name="T80">\</text:span><text:span text:style-name="T4">AbstractType</text:span><text:span text:style-name="T80">;</text:span></text:p>
      <text:p text:style-name="P66"><text:span text:style-name="T26">use</text:span> Symfony<text:span text:style-name="T80">\</text:span>Component<text:span text:style-name="T80">\</text:span>Form<text:span text:style-name="T80">\</text:span><text:span text:style-name="T4">FormBuilderInterface</text:span><text:span text:style-name="T80">;</text:span></text:p>
      <text:p text:style-name="P66"><text:span text:style-name="T26">use</text:span> Symfony<text:span text:style-name="T80">\</text:span>Component<text:span text:style-name="T80">\</text:span>Form<text:span text:style-name="T80">\</text:span>Extension<text:span text:style-name="T80">\</text:span>Core<text:span text:style-name="T80">\</text:span>Type<text:span text:style-name="T80">\</text:span><text:span text:style-name="T4">FileType</text:span><text:span text:style-name="T80">;</text:span></text:p>
      <text:p text:style-name="P66"><text:span text:style-name="T26">use</text:span> Symfony<text:span text:style-name="T80">\</text:span>Component<text:span text:style-name="T80">\</text:span>OptionsResolver<text:span text:style-name="T80">\</text:span><text:span text:style-name="T4">OptionsResolver</text:span><text:span text:style-name="T80">;</text:span></text:p>
      <text:p text:style-name="P80"/>
      <text:p text:style-name="P66"><text:span text:style-name="T3">class</text:span> <text:span text:style-name="T4">ImageType</text:span> <text:span text:style-name="T26">extends</text:span> <text:span text:style-name="T4">AbstractType</text:span></text:p>
      <text:p text:style-name="P75">{</text:p>
      <text:p text:style-name="P68">    <text:span text:style-name="T27">public</text:span><text:span text:style-name="T39"> </text:span><text:span text:style-name="T6">function</text:span><text:span text:style-name="T39"> </text:span><text:span text:style-name="T69">buildForm</text:span><text:span text:style-name="T84">(</text:span><text:span text:style-name="T9">FormBuilderInterface</text:span><text:span text:style-name="T39"> </text:span><text:span text:style-name="T84">$</text:span><text:span text:style-name="T6">builder</text:span><text:span text:style-name="T84">,</text:span><text:span text:style-name="T39"> </text:span><text:span text:style-name="T6">array</text:span><text:span text:style-name="T39"> </text:span><text:span text:style-name="T84">$</text:span><text:span text:style-name="T6">options</text:span><text:span text:style-name="T84">)</text:span></text:p>
      <text:p text:style-name="P68">    <text:span text:style-name="T84">{</text:span></text:p>
      <text:p text:style-name="P68">        <text:span text:style-name="T84">$</text:span><text:span text:style-name="T6">builder</text:span></text:p>
      <text:p text:style-name="P68">            <text:span text:style-name="T84">-&gt;</text:span><text:span text:style-name="T69">add</text:span><text:span text:style-name="T84">('</text:span><text:span text:style-name="T53">nom</text:span><text:span text:style-name="T84">')</text:span></text:p>
      <text:p text:style-name="P68">            <text:span text:style-name="T84">-&gt;</text:span><text:span text:style-name="T69">add</text:span><text:span text:style-name="T84">('</text:span><text:span text:style-name="T53">alt</text:span><text:span text:style-name="T84">')</text:span></text:p>
      <text:p text:style-name="P68">            <text:span text:style-name="T84">-&gt;</text:span><text:span text:style-name="T69">add</text:span><text:span text:style-name="T84">('</text:span><text:span text:style-name="T53">legend</text:span><text:span text:style-name="T84">')</text:span></text:p>
      <text:p text:style-name="P68">            <text:span text:style-name="T84">-&gt;</text:span><text:span text:style-name="T69">add</text:span><text:span text:style-name="T84">('</text:span><text:span text:style-name="T53">dossier</text:span><text:span text:style-name="T84">')</text:span></text:p>
      <text:p text:style-name="P68">            <text:span text:style-name="T84">-&gt;</text:span><text:span text:style-name="T69">add</text:span><text:span text:style-name="T84">('</text:span><text:span text:style-name="T53">image</text:span><text:span text:style-name="T84">',</text:span><text:span text:style-name="T39"> </text:span><text:span text:style-name="T9">FileType</text:span><text:span text:style-name="T84">::</text:span><text:span text:style-name="T27">class</text:span><text:span text:style-name="T84">,[</text:span></text:p>
      <text:p text:style-name="P68">                <text:span text:style-name="T84">'</text:span><text:span text:style-name="T53">label</text:span><text:span text:style-name="T84">'</text:span><text:span text:style-name="T39"> </text:span><text:span text:style-name="T84">=&gt;</text:span><text:span text:style-name="T39"> </text:span><text:span text:style-name="T108">false</text:span><text:span text:style-name="T84">,</text:span></text:p>
      <text:p text:style-name="P68"><text:soft-page-break/>                <text:span text:style-name="T84">'</text:span><text:span text:style-name="T53">multiple</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mapp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required</text:span><text:span text:style-name="T84">'</text:span><text:span text:style-name="T39"> </text:span><text:span text:style-name="T84">=&gt;</text:span><text:span text:style-name="T39"> </text:span><text:span text:style-name="T108">true</text:span><text:span text:style-name="T84">])</text:span></text:p>
      <text:p text:style-name="P68">        <text:span text:style-name="T84">;</text:span></text:p>
      <text:p text:style-name="P68">    <text:span text:style-name="T84">}</text:span></text:p>
      <text:p text:style-name="P80"/>
      <text:p text:style-name="P68">    <text:span text:style-name="T27">public</text:span><text:span text:style-name="T39"> </text:span><text:span text:style-name="T6">function</text:span><text:span text:style-name="T39"> </text:span><text:span text:style-name="T69">configureOptions</text:span><text:span text:style-name="T84">(</text:span><text:span text:style-name="T9">OptionsResolver</text:span><text:span text:style-name="T39"> </text:span><text:span text:style-name="T84">$</text:span><text:span text:style-name="T6">resolver</text:span><text:span text:style-name="T84">)</text:span></text:p>
      <text:p text:style-name="P68">    <text:span text:style-name="T84">{</text:span></text:p>
      <text:p text:style-name="P68">        <text:span text:style-name="T84">$</text:span><text:span text:style-name="T6">resolver</text:span><text:span text:style-name="T84">-&gt;</text:span><text:span text:style-name="T69">setDefaults</text:span><text:span text:style-name="T84">([</text:span></text:p>
      <text:p text:style-name="P68">            <text:span text:style-name="T84">'</text:span><text:span text:style-name="T53">data_class</text:span><text:span text:style-name="T84">'</text:span><text:span text:style-name="T39"> </text:span><text:span text:style-name="T84">=&gt;</text:span><text:span text:style-name="T39"> </text:span><text:span text:style-name="T9">Image</text:span><text:span text:style-name="T84">::</text:span><text:span text:style-name="T27">class</text:span><text:span text:style-name="T84">,</text:span></text:p>
      <text:p text:style-name="P68">        <text:span text:style-name="T84">]);</text:span></text:p>
      <text:p text:style-name="P68">    <text:span text:style-name="T84">}</text:span></text:p>
      <text:p text:style-name="P75">}</text:p>
      <text:p text:style-name="P64"/>
      <text:p text:style-name="P11"><text:span text:style-name="Source_20_Text"><text:span text:style-name="T133">Et bien sûr, il faut gérer l’image dans le contrôleur également :</text:span></text:span></text:p>
      <text:p text:style-name="P74"><text:span text:style-name="Source_20_Text"><text:span text:style-name="T117"> </text:span></text:span><text:span text:style-name="Source_20_Text"><text:span text:style-name="T28">public</text:span></text:span><text:span text:style-name="Source_20_Text"><text:span text:style-name="T112"> </text:span></text:span><text:span text:style-name="Source_20_Text"><text:span text:style-name="T10">function</text:span></text:span><text:span text:style-name="Source_20_Text"><text:span text:style-name="T112"> </text:span></text:span><text:span text:style-name="Source_20_Text"><text:span text:style-name="T72">new</text:span></text:span><text:span text:style-name="Source_20_Text"><text:span text:style-name="T87">(</text:span></text:span><text:span text:style-name="Source_20_Text"><text:span text:style-name="T13">Request</text:span></text:span><text:span text:style-name="Source_20_Text"><text:span text:style-name="T112"> </text:span></text:span><text:span text:style-name="Source_20_Text"><text:span text:style-name="T87">$</text:span></text:span><text:span text:style-name="Source_20_Text"><text:span text:style-name="T10">request</text:span></text:span><text:span text:style-name="Source_20_Text"><text:span text:style-name="T87">):</text:span></text:span><text:span text:style-name="Source_20_Text"><text:span text:style-name="T112"> </text:span></text:span><text:span text:style-name="Source_20_Text"><text:span text:style-name="T13">Response</text:span></text:span></text:p>
      <text:p text:style-name="P68">    <text:span text:style-name="T84">{</text:span></text:p>
      <text:p text:style-name="P68">        <text:span text:style-name="T84">$</text:span><text:span text:style-name="T6">image</text:span><text:span text:style-name="T39"> </text:span><text:span text:style-name="T84">=</text:span><text:span text:style-name="T39"> </text:span><text:span text:style-name="T27">new</text:span><text:span text:style-name="T39"> </text:span><text:span text:style-name="T9">Image</text:span><text:span text:style-name="T84">();</text:span></text:p>
      <text:p text:style-name="P68">        <text:span text:style-name="T84">$</text:span><text:span text:style-name="T6">form</text:span><text:span text:style-name="T39"> </text:span><text:span text:style-name="T84">=</text:span><text:span text:style-name="T39"> </text:span><text:span text:style-name="T84">$</text:span><text:span text:style-name="T108">this</text:span><text:span text:style-name="T84">-&gt;</text:span><text:span text:style-name="T69">createForm</text:span><text:span text:style-name="T84">(</text:span><text:span text:style-name="T9">ImageType</text:span><text:span text:style-name="T84">::</text:span><text:span text:style-name="T27">class</text:span><text:span text:style-name="T84">,</text:span><text:span text:style-name="T39"> </text:span><text:span text:style-name="T84">$</text:span><text:span text:style-name="T6">image</text:span><text:span text:style-name="T84">);</text:span></text:p>
      <text:p text:style-name="P68">        <text:span text:style-name="T84">$</text:span><text:span text:style-name="T6">form</text:span><text:span text:style-name="T84">-&gt;</text:span><text:span text:style-name="T69">handleRequest</text:span><text:span text:style-name="T84">($</text:span><text:span text:style-name="T6">request</text:span><text:span text:style-name="T84">);</text:span></text:p>
      <text:p text:style-name="P80"/>
      <text:p text:style-name="P68">        </text:p>
      <text:p text:style-name="P68">        <text:span text:style-name="T27">if</text:span><text:span text:style-name="T39"> </text:span><text:span text:style-name="T84">($</text:span><text:span text:style-name="T6">form</text:span><text:span text:style-name="T84">-&gt;</text:span><text:span text:style-name="T69">isSubmitted</text:span><text:span text:style-name="T84">()</text:span><text:span text:style-name="T39"> </text:span><text:span text:style-name="T84">&amp;&amp;</text:span><text:span text:style-name="T39"> </text:span><text:span text:style-name="T84">$</text:span><text:span text:style-name="T6">form</text:span><text:span text:style-name="T84">-&gt;</text:span><text:span text:style-name="T69">isValid</text:span><text:span text:style-name="T84">())</text:span><text:span text:style-name="T39"> </text:span><text:span text:style-name="T84">{</text:span></text:p>
      <text:p text:style-name="P68">            <text:span text:style-name="T84">$</text:span><text:span text:style-name="T6">photo</text:span><text:span text:style-name="T39"> </text:span><text:span text:style-name="T84">=</text:span><text:span text:style-name="T39"> </text:span><text:span text:style-name="T84">$</text:span><text:span text:style-name="T6">form</text:span><text:span text:style-name="T84">-&gt;</text:span><text:span text:style-name="T69">get</text:span><text:span text:style-name="T84">('</text:span><text:span text:style-name="T53">image</text:span><text:span text:style-name="T84">')-&gt;</text:span><text:span text:style-name="T69">getData</text:span><text:span text:style-name="T84">();</text:span></text:p>
      <text:p text:style-name="P68">            <text:span text:style-name="T84">$</text:span><text:span text:style-name="T6">nom</text:span><text:span text:style-name="T39"> </text:span><text:span text:style-name="T84">=</text:span><text:span text:style-name="T39"> </text:span><text:span text:style-name="T84">$</text:span><text:span text:style-name="T6">form</text:span><text:span text:style-name="T84">-&gt;</text:span><text:span text:style-name="T69">get</text:span><text:span text:style-name="T84">('</text:span><text:span text:style-name="T53">nom</text:span><text:span text:style-name="T84">')-&gt;</text:span><text:span text:style-name="T69">getData</text:span><text:span text:style-name="T84">();</text:span></text:p>
      <text:p text:style-name="P68">            <text:span text:style-name="T27">if</text:span><text:span text:style-name="T39"> </text:span><text:span text:style-name="T84">($</text:span><text:span text:style-name="T6">nom</text:span><text:span text:style-name="T39"> </text:span><text:span text:style-name="T84">!=</text:span><text:span text:style-name="T39"> </text:span><text:span text:style-name="T108">null</text:span><text:span text:style-name="T84">)</text:span></text:p>
      <text:p text:style-name="P68">           <text:span text:style-name="T84">{</text:span><text:span text:style-name="T39"> </text:span><text:span text:style-name="T84">$</text:span><text:span text:style-name="T6">fichier</text:span><text:span text:style-name="T39"> </text:span><text:span text:style-name="T84">=</text:span><text:span text:style-name="T39"> </text:span><text:span text:style-name="T84">$</text:span><text:span text:style-name="T6">nom</text:span><text:span text:style-name="T84">.'</text:span><text:span text:style-name="T53">.</text:span><text:span text:style-name="T84">'.$</text:span><text:span text:style-name="T6">photo</text:span><text:span text:style-name="T84">-&gt;</text:span><text:span text:style-name="T69">guessExtension</text:span><text:span text:style-name="T84">();}</text:span></text:p>
      <text:p text:style-name="P68">           <text:span text:style-name="T27">else</text:span></text:p>
      <text:p text:style-name="P68">           <text:span text:style-name="T84">{$</text:span><text:span text:style-name="T6">fichier</text:span><text:span text:style-name="T39"> </text:span><text:span text:style-name="T84">=</text:span><text:span text:style-name="T39"> </text:span><text:span text:style-name="T84">$</text:span><text:span text:style-name="T6">form</text:span><text:span text:style-name="T84">-&gt;</text:span><text:span text:style-name="T69">get</text:span><text:span text:style-name="T84">('</text:span><text:span text:style-name="T53">image</text:span><text:span text:style-name="T84">')-&gt;</text:span><text:span text:style-name="T69">getData</text:span><text:span text:style-name="T84">()-&gt;</text:span><text:span text:style-name="T69">getClientOriginalName</text:span><text:span text:style-name="T84">();</text:span><text:span text:style-name="T39"> </text:span></text:p>
      <text:p text:style-name="P68">            <text:span text:style-name="T84">}</text:span></text:p>
      <text:p text:style-name="P69"><text:span text:style-name="T84"><text:tab/></text:span><text:span text:style-name="T39">  </text:span><text:span text:style-name="T84">$</text:span><text:span text:style-name="T6">image</text:span><text:span text:style-name="T84">-&gt;</text:span><text:span text:style-name="T69">setNom</text:span><text:span text:style-name="T84">($</text:span><text:span text:style-name="T6">fichier</text:span><text:span text:style-name="T84">);</text:span></text:p>
      <text:p text:style-name="P68">        </text:p>
      <text:p text:style-name="P68"><text:span text:style-name="T80">            </text:span><text:span text:style-name="T121">// On copie le fichier dans le dossier uploads</text:span></text:p>
      <text:p text:style-name="P68">            <text:span text:style-name="T84">$</text:span><text:span text:style-name="T6">photo</text:span><text:span text:style-name="T84">-&gt;</text:span><text:span text:style-name="T69">move</text:span><text:span text:style-name="T84">(</text:span></text:p>
      <text:p text:style-name="P68">                <text:span text:style-name="T84">$</text:span><text:span text:style-name="T108">this</text:span><text:span text:style-name="T84">-&gt;</text:span><text:span text:style-name="T69">getParameter</text:span><text:span text:style-name="T84">('</text:span><text:span text:style-name="T53">images_directory</text:span><text:span text:style-name="T84">'),</text:span></text:p>
      <text:p text:style-name="P68">                <text:span text:style-name="T84">$</text:span><text:span text:style-name="T6">fichier</text:span></text:p>
      <text:p text:style-name="P68">            <text:span text:style-name="T84">);</text:span></text:p>
      <text:p text:style-name="P68">            </text:p>
      <text:p text:style-name="P68">           </text:p>
      <text:p text:style-name="P68">            <text:span text:style-name="T84">$</text:span><text:span text:style-name="T6">entityManager</text:span><text:span text:style-name="T39"> </text:span><text:span text:style-name="T84">=</text:span><text:span text:style-name="T39"> </text:span><text:span text:style-name="T84">$</text:span><text:span text:style-name="T108">this</text:span><text:span text:style-name="T84">-&gt;</text:span><text:span text:style-name="T69">getDoctrine</text:span><text:span text:style-name="T84">()-&gt;</text:span><text:span text:style-name="T69">getManager</text:span><text:span text:style-name="T84">();</text:span></text:p>
      <text:p text:style-name="P68">            <text:span text:style-name="T84">$</text:span><text:span text:style-name="T6">entityManager</text:span><text:span text:style-name="T84">-&gt;</text:span><text:span text:style-name="T69">persist</text:span><text:span text:style-name="T84">($</text:span><text:span text:style-name="T6">image</text:span><text:span text:style-name="T84">);</text:span></text:p>
      <text:p text:style-name="P68">            <text:span text:style-name="T84">$</text:span><text:span text:style-name="T6">entityManager</text:span><text:span text:style-name="T84">-&gt;</text:span><text:span text:style-name="T69">flush</text:span><text:span text:style-name="T84">();</text:span></text:p>
      <text:p text:style-name="P80"/>
      <text:p text:style-name="P68">            <text:span text:style-name="T27">return</text:span><text:span text:style-name="T39"> </text:span><text:span text:style-name="T84">$</text:span><text:span text:style-name="T108">this</text:span><text:span text:style-name="T84">-&gt;</text:span><text:span text:style-name="T69">redirectToRoute</text:span><text:span text:style-name="T84">('</text:span><text:span text:style-name="T53">image_index</text:span><text:span text:style-name="T84">');</text:span></text:p>
      <text:p text:style-name="P68">        <text:span text:style-name="T84">}</text:span></text:p>
      <text:p text:style-name="P80"/>
      <text:p text:style-name="P68"><text:soft-page-break/>        <text:span text:style-name="T27">return</text:span><text:span text:style-name="T39"> </text:span><text:span text:style-name="T84">$</text:span><text:span text:style-name="T108">this</text:span><text:span text:style-name="T84">-&gt;</text:span><text:span text:style-name="T69">render</text:span><text:span text:style-name="T84">('</text:span><text:span text:style-name="T53">image/new.html.twig</text:span><text:span text:style-name="T84">',</text:span><text:span text:style-name="T39"> </text:span><text:span text:style-name="T84">[</text:span></text:p>
      <text:p text:style-name="P68">            <text:span text:style-name="T84">'</text:span><text:span text:style-name="T53">image</text:span><text:span text:style-name="T84">'</text:span><text:span text:style-name="T39"> </text:span><text:span text:style-name="T84">=&gt;</text:span><text:span text:style-name="T39"> </text:span><text:span text:style-name="T84">$</text:span><text:span text:style-name="T6">image</text:span><text:span text:style-name="T84">,</text:span></text:p>
      <text:p text:style-name="P68">            <text:span text:style-name="T84">'</text:span><text:span text:style-name="T53">form</text:span><text:span text:style-name="T84">'</text:span><text:span text:style-name="T39"> </text:span><text:span text:style-name="T84">=&gt;</text:span><text:span text:style-name="T39"> </text:span><text:span text:style-name="T84">$</text:span><text:span text:style-name="T6">form</text:span><text:span text:style-name="T84">-&gt;</text:span><text:span text:style-name="T69">createView</text:span><text:span text:style-name="T84">(),</text:span></text:p>
      <text:p text:style-name="P68">        <text:span text:style-name="T84">]);</text:span></text:p>
      <text:p text:style-name="P67">    <text:span text:style-name="T81">}</text:span></text:p>
      <text:p text:style-name="P11"><text:span text:style-name="Source_20_Text"/></text:p>
      <text:p text:style-name="P11"><text:span text:style-name="Source_20_Text"><text:span text:style-name="T124">Dans mon cas, je voulais qu’on puisse avoir le choix entre garder le nom d’origine du fichier ou en proposer un nouveau, donc j’ai ajouté</text:span></text:span></text:p>
      <text:p text:style-name="Text_20_body"><text:span text:style-name="Source_20_Text"><text:span text:style-name="T118">  </text:span></text:span><text:span text:style-name="Source_20_Text"><text:span text:style-name="T98">-&gt;</text:span></text:span><text:span text:style-name="Source_20_Text"><text:span text:style-name="T78">add</text:span></text:span><text:span text:style-name="Source_20_Text"><text:span text:style-name="T98">('</text:span></text:span><text:span text:style-name="Source_20_Text"><text:span text:style-name="T63">nom</text:span></text:span><text:span text:style-name="Source_20_Text"><text:span text:style-name="T98">',</text:span></text:span><text:span text:style-name="Source_20_Text"><text:span text:style-name="T119"> </text:span></text:span><text:span text:style-name="Source_20_Text"><text:span text:style-name="T24">TextType</text:span></text:span><text:span text:style-name="Source_20_Text"><text:span text:style-name="T98">::</text:span></text:span><text:span text:style-name="Source_20_Text"><text:span text:style-name="T35">class</text:span></text:span><text:span text:style-name="Source_20_Text"><text:span text:style-name="T98">,['</text:span></text:span><text:span text:style-name="Source_20_Text"><text:span text:style-name="T63">required</text:span></text:span><text:span text:style-name="Source_20_Text"><text:span text:style-name="T98">'=&gt;</text:span></text:span><text:span text:style-name="Source_20_Text"><text:span text:style-name="T110">false</text:span></text:span><text:span text:style-name="Source_20_Text"><text:span text:style-name="T98">])</text:span></text:span></text:p>
      <text:p text:style-name="P11"><text:span text:style-name="Source_20_Text"><text:span text:style-name="T124">et</text:span></text:span></text:p>
      <text:p text:style-name="Text_20_body"><text:span text:style-name="Source_20_Text"><text:span text:style-name="T35">use</text:span></text:span><text:span text:style-name="Source_20_Text"><text:span text:style-name="T119"> Symfony</text:span></text:span><text:span text:style-name="Source_20_Text"><text:span text:style-name="T98">\</text:span></text:span><text:span text:style-name="Source_20_Text"><text:span text:style-name="T119">Component</text:span></text:span><text:span text:style-name="Source_20_Text"><text:span text:style-name="T98">\</text:span></text:span><text:span text:style-name="Source_20_Text"><text:span text:style-name="T119">Form</text:span></text:span><text:span text:style-name="Source_20_Text"><text:span text:style-name="T98">\</text:span></text:span><text:span text:style-name="Source_20_Text"><text:span text:style-name="T119">Extension</text:span></text:span><text:span text:style-name="Source_20_Text"><text:span text:style-name="T98">\</text:span></text:span><text:span text:style-name="Source_20_Text"><text:span text:style-name="T119">Core</text:span></text:span><text:span text:style-name="Source_20_Text"><text:span text:style-name="T98">\</text:span></text:span><text:span text:style-name="Source_20_Text"><text:span text:style-name="T119">Type</text:span></text:span><text:span text:style-name="Source_20_Text"><text:span text:style-name="T98">\</text:span></text:span><text:span text:style-name="Source_20_Text"><text:span text:style-name="T24">TextType</text:span></text:span><text:span text:style-name="Source_20_Text"><text:span text:style-name="T98">;</text:span></text:span></text:p>
      <text:p text:style-name="P74"><text:span text:style-name="Source_20_Text"><text:span text:style-name="T97"/></text:span></text:p>
      <text:p text:style-name="P11"><text:span text:style-name="Source_20_Text"><text:span text:style-name="T124">dans le fichier ImageType.</text:span></text:span></text:p>
      <text:h text:style-name="P93" text:outline-level="1"><text:span text:style-name="Source_20_Text"><text:span text:style-name="T157">Modifier une table</text:span></text:span></text:h>
      <text:p text:style-name="P15"><text:span text:style-name="Source_20_Text"><text:span text:style-name="T134">J’ai changé d’avis, je ne veux plus d’un champ « dossier » pour mes images, je veux un champ usage </text:span></text:span><text:span text:style-name="Source_20_Text"><text:span text:style-name="T140">(houlala, non, mot réservé  </text:span></text:span><text:span text:style-name="Source_20_Text"><text:span text:style-name="T141">en SQL</text:span></text:span><text:span text:style-name="Source_20_Text"><text:span text:style-name="T140">! « pour » conviendra)</text:span></text:span><text:span text:style-name="Source_20_Text"><text:span text:style-name="T134">, c’est le </text:span></text:span><text:span text:style-name="Source_20_Text"><text:span text:style-name="T142">contrôleur</text:span></text:span><text:span text:style-name="Source_20_Text"><text:span text:style-name="T134"> qui s’occupera de mettre les images dans le bon dossier selon l’usage.</text:span></text:span></text:p>
      <text:p text:style-name="P15"><text:span text:style-name="Source_20_Text"><text:span text:style-name="T134">Je modifie mon entité en conséquence (manuellement), et pour que modifier ma table dans la base :</text:span></text:span></text:p>
      <text:p text:style-name="P61"><text:span text:style-name="Source_20_Text"><text:span text:style-name="T135">php bin/console doctrine:migrations:diff</text:span></text:span></text:p>
      <text:p text:style-name="P15"><text:span text:style-name="Source_20_Text"><text:span text:style-name="T134"/></text:span></text:p>
      <text:p text:style-name="P15"><text:span text:style-name="Source_20_Text"><text:span text:style-name="T134">La nouvelle migration contient automatiquement la bonne requête. Je modifie également le champ du formulaire dans ImageType, </text:span></text:span><text:span text:style-name="Source_20_Text"><text:span text:style-name="T140">et partout où c’est nécessaire dans les vues</text:span></text:span><text:span text:style-name="Source_20_Text"><text:span text:style-name="T134">.</text:span></text:span></text:p>
      <text:p text:style-name="P16"><text:span text:style-name="Source_20_Text"><text:span text:style-name="T138">Bien évidemment, si le contrôleur doit gérer ses usages, il faut un nombre limité d’usages. Deux en l’occurrence : carrousel (image en d</text:span></text:span><text:span text:style-name="Source_20_Text"><text:span text:style-name="T139">e</text:span></text:span><text:span text:style-name="Source_20_Text"><text:span text:style-name="T138">ux versions, vignette et grande), et illustration (une seule image de taille moyenne.</text:span></text:span></text:p>
      <text:p text:style-name="P83"><text:span text:style-name="Source_20_Text"><text:span text:style-name="T29">use</text:span></text:span><text:span text:style-name="Source_20_Text"><text:span text:style-name="T113"> Symfony</text:span></text:span><text:span text:style-name="Source_20_Text"><text:span text:style-name="T88">\</text:span></text:span><text:span text:style-name="Source_20_Text"><text:span text:style-name="T113">Component</text:span></text:span><text:span text:style-name="Source_20_Text"><text:span text:style-name="T88">\</text:span></text:span><text:span text:style-name="Source_20_Text"><text:span text:style-name="T113">Form</text:span></text:span><text:span text:style-name="Source_20_Text"><text:span text:style-name="T88">\</text:span></text:span><text:span text:style-name="Source_20_Text"><text:span text:style-name="T113">Extension</text:span></text:span><text:span text:style-name="Source_20_Text"><text:span text:style-name="T88">\</text:span></text:span><text:span text:style-name="Source_20_Text"><text:span text:style-name="T113">Core</text:span></text:span><text:span text:style-name="Source_20_Text"><text:span text:style-name="T88">\</text:span></text:span><text:span text:style-name="Source_20_Text"><text:span text:style-name="T113">Type</text:span></text:span><text:span text:style-name="Source_20_Text"><text:span text:style-name="T88">\</text:span></text:span><text:span text:style-name="Source_20_Text"><text:span text:style-name="T14">ChoiceType</text:span></text:span><text:span text:style-name="Source_20_Text"><text:span text:style-name="T88">;</text:span></text:span></text:p>
      <text:p text:style-name="P83"><text:span text:style-name="Source_20_Text"><text:span text:style-name="T11">class</text:span></text:span><text:span text:style-name="Source_20_Text"><text:span text:style-name="T113"> </text:span></text:span><text:span text:style-name="Source_20_Text"><text:span text:style-name="T14">ImageType</text:span></text:span><text:span text:style-name="Source_20_Text"><text:span text:style-name="T113"> </text:span></text:span><text:span text:style-name="Source_20_Text"><text:span text:style-name="T29">extends</text:span></text:span><text:span text:style-name="Source_20_Text"><text:span text:style-name="T113"> </text:span></text:span><text:span text:style-name="Source_20_Text"><text:span text:style-name="T14">AbstractType</text:span></text:span></text:p>
      <text:p text:style-name="P75">{</text:p>
      <text:p text:style-name="P68">    <text:span text:style-name="T27">public</text:span><text:span text:style-name="T39"> </text:span><text:span text:style-name="T6">function</text:span><text:span text:style-name="T39"> </text:span><text:span text:style-name="T69">buildForm</text:span><text:span text:style-name="T84">(</text:span><text:span text:style-name="T9">FormBuilderInterface</text:span><text:span text:style-name="T39"> </text:span><text:span text:style-name="T84">$</text:span><text:span text:style-name="T6">builder</text:span><text:span text:style-name="T84">,</text:span><text:span text:style-name="T39"> </text:span><text:span text:style-name="T6">array</text:span><text:span text:style-name="T39"> </text:span><text:span text:style-name="T84">$</text:span><text:span text:style-name="T6">options</text:span><text:span text:style-name="T84">)</text:span></text:p>
      <text:p text:style-name="P68">    <text:span text:style-name="T84">{</text:span></text:p>
      <text:p text:style-name="P68">        <text:span text:style-name="T84">$</text:span><text:span text:style-name="T6">builder</text:span></text:p>
      <text:p text:style-name="P68">            <text:span text:style-name="T84">-&gt;</text:span><text:span text:style-name="T69">add</text:span><text:span text:style-name="T84">('</text:span><text:span text:style-name="T53">nom</text:span><text:span text:style-name="T84">',</text:span><text:span text:style-name="T39"> </text:span><text:span text:style-name="T9">TextType</text:span><text:span text:style-name="T84">::</text:span><text:span text:style-name="T27">class</text:span><text:span text:style-name="T84">,['</text:span><text:span text:style-name="T53">required</text:span><text:span text:style-name="T84">'=&gt;</text:span><text:span text:style-name="T108">false</text:span><text:span text:style-name="T84">])</text:span></text:p>
      <text:p text:style-name="P68">            <text:span text:style-name="T84">-&gt;</text:span><text:span text:style-name="T69">add</text:span><text:span text:style-name="T84">('</text:span><text:span text:style-name="T53">alt</text:span><text:span text:style-name="T84">')</text:span></text:p>
      <text:p text:style-name="P68">            <text:span text:style-name="T84">-&gt;</text:span><text:span text:style-name="T69">add</text:span><text:span text:style-name="T84">('</text:span><text:span text:style-name="T53">legend</text:span><text:span text:style-name="T84">')</text:span></text:p>
      <text:p text:style-name="P81"><text:span text:style-name="T117">           </text:span><text:span text:style-name="T112"> </text:span><text:span text:style-name="T87">-&gt;</text:span><text:span text:style-name="T72">add</text:span><text:span text:style-name="T87">('</text:span><text:span text:style-name="T57">pour</text:span><text:span text:style-name="T87">',</text:span><text:span text:style-name="T112"> </text:span><text:span text:style-name="T13">ChoiceType</text:span><text:span text:style-name="T87">::</text:span><text:span text:style-name="T28">class</text:span><text:span text:style-name="T87">,</text:span><text:span text:style-name="T112"> </text:span><text:span text:style-name="T87">[</text:span><text:span text:style-name="T112"> </text:span><text:span text:style-name="T87">'</text:span><text:span text:style-name="T56">choices</text:span><text:span text:style-name="T87">'</text:span><text:span text:style-name="T112"> </text:span><text:span text:style-name="T87">=&gt;</text:span><text:span text:style-name="T112"> </text:span><text:span text:style-name="T87">['</text:span><text:span text:style-name="T56">carrousel</text:span><text:span text:style-name="T87">'</text:span><text:span text:style-name="T112"> </text:span><text:span text:style-name="T87">=&gt;</text:span><text:span text:style-name="T112"> </text:span><text:span text:style-name="T87">'</text:span><text:span text:style-name="T56">carrousel</text:span><text:span text:style-name="T87">',</text:span><text:span text:style-name="T112"> </text:span><text:span text:style-name="T87">'</text:span><text:span text:style-name="T56">illustration</text:span><text:span text:style-name="T87">'</text:span><text:span text:style-name="T112"> </text:span><text:span text:style-name="T87">=&gt;</text:span><text:span text:style-name="T112"> </text:span><text:span text:style-name="T87">'</text:span><text:span text:style-name="T56">illustration</text:span><text:span text:style-name="T87">']])</text:span></text:p>
      <text:p text:style-name="P75"/>
      <text:p text:style-name="P68">            <text:span text:style-name="T84">-&gt;</text:span><text:span text:style-name="T69">add</text:span><text:span text:style-name="T84">('</text:span><text:span text:style-name="T53">image</text:span><text:span text:style-name="T84">',</text:span><text:span text:style-name="T39"> </text:span><text:span text:style-name="T9">FileType</text:span><text:span text:style-name="T84">::</text:span><text:span text:style-name="T27">class</text:span><text:span text:style-name="T84">,[</text:span></text:p>
      <text:p text:style-name="P68">                <text:span text:style-name="T84">'</text:span><text:span text:style-name="T53">label</text:span><text:span text:style-name="T84">'</text:span><text:span text:style-name="T39"> </text:span><text:span text:style-name="T84">=&gt;</text:span><text:span text:style-name="T39"> </text:span><text:span text:style-name="T84">'</text:span><text:span text:style-name="T53">fichier à télécharger</text:span><text:span text:style-name="T84">',</text:span></text:p>
      <text:p text:style-name="P68"><text:soft-page-break/>                <text:span text:style-name="T84">'</text:span><text:span text:style-name="T53">multiple</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mapp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required</text:span><text:span text:style-name="T84">'</text:span><text:span text:style-name="T39"> </text:span><text:span text:style-name="T84">=&gt;</text:span><text:span text:style-name="T39"> </text:span><text:span text:style-name="T108">true</text:span><text:span text:style-name="T84">])</text:span></text:p>
      <text:p text:style-name="P68">            <text:span text:style-name="T84">-&gt;</text:span><text:span text:style-name="T69">add</text:span><text:span text:style-name="T84">('</text:span><text:span text:style-name="T53">vignette</text:span><text:span text:style-name="T84">',</text:span><text:span text:style-name="T39"> </text:span><text:span text:style-name="T9">FileType</text:span><text:span text:style-name="T84">::</text:span><text:span text:style-name="T27">class</text:span><text:span text:style-name="T84">,[</text:span></text:p>
      <text:p text:style-name="P68">                 <text:span text:style-name="T84">'</text:span><text:span text:style-name="T53">label</text:span><text:span text:style-name="T84">'</text:span><text:span text:style-name="T39"> </text:span><text:span text:style-name="T84">=&gt;</text:span><text:span text:style-name="T39"> </text:span><text:span text:style-name="T84">'</text:span><text:span text:style-name="T53">vignette (facultatif)</text:span><text:span text:style-name="T84">',</text:span></text:p>
      <text:p text:style-name="P68">                 <text:span text:style-name="T84">'</text:span><text:span text:style-name="T53">multiple</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mapp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requir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p>
      <text:p text:style-name="P67">    <text:span text:style-name="T81">}</text:span></text:p>
      <text:p text:style-name="P16"><text:span text:style-name="Source_20_Text"><text:span text:style-name="T138"/></text:span></text:p>
      <text:h text:style-name="P94" text:outline-level="1"><text:span text:style-name="Source_20_Text"><text:span text:style-name="T158">Champs dynamiques dans un formulaire :</text:span></text:span></text:h>
      <text:p text:style-name="P17"><text:span text:style-name="Source_20_Text"><text:span text:style-name="T143">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144">pour cela.</text:span></text:span></text:p>
      <text:p text:style-name="P18"><text:span text:style-name="Source_20_Text"><text:span text:style-name="T144">Dans ImageType, ajouter :</text:span></text:span></text:p>
      <text:p text:style-name="P84"><text:span text:style-name="Source_20_Text"><text:span text:style-name="T30">use</text:span></text:span><text:span text:style-name="Source_20_Text"><text:span text:style-name="T114"> Symfony</text:span></text:span><text:span text:style-name="Source_20_Text"><text:span text:style-name="T89">\</text:span></text:span><text:span text:style-name="Source_20_Text"><text:span text:style-name="T114">Component</text:span></text:span><text:span text:style-name="Source_20_Text"><text:span text:style-name="T89">\</text:span></text:span><text:span text:style-name="Source_20_Text"><text:span text:style-name="T114">Form</text:span></text:span><text:span text:style-name="Source_20_Text"><text:span text:style-name="T89">\</text:span></text:span><text:span text:style-name="Source_20_Text"><text:span text:style-name="T15">FormEvent</text:span></text:span><text:span text:style-name="Source_20_Text"><text:span text:style-name="T89">;</text:span></text:span></text:p>
      <text:p text:style-name="P66"><text:span text:style-name="T26">use</text:span> Symfony<text:span text:style-name="T80">\</text:span>Component<text:span text:style-name="T80">\</text:span>Form<text:span text:style-name="T80">\</text:span><text:span text:style-name="T4">FormEvents</text:span><text:span text:style-name="T80">;</text:span></text:p>
      <text:p text:style-name="P75"/>
      <text:p text:style-name="P19">Et modifier ainsi la fonction buildform :</text:p>
      <text:p text:style-name="P76"/>
      <text:p text:style-name="P68">    <text:span text:style-name="T27">public</text:span><text:span text:style-name="T39"> </text:span><text:span text:style-name="T6">function</text:span><text:span text:style-name="T39"> </text:span><text:span text:style-name="T69">buildForm</text:span><text:span text:style-name="T84">(</text:span><text:span text:style-name="T9">FormBuilderInterface</text:span><text:span text:style-name="T39"> </text:span><text:span text:style-name="T84">$</text:span><text:span text:style-name="T6">builder</text:span><text:span text:style-name="T84">,</text:span><text:span text:style-name="T39"> </text:span><text:span text:style-name="T6">array</text:span><text:span text:style-name="T39"> </text:span><text:span text:style-name="T84">$</text:span><text:span text:style-name="T6">options</text:span><text:span text:style-name="T84">)</text:span></text:p>
      <text:p text:style-name="P68">    <text:span text:style-name="T84">{</text:span></text:p>
      <text:p text:style-name="P68">        <text:span text:style-name="T84">$</text:span><text:span text:style-name="T6">builder</text:span></text:p>
      <text:p text:style-name="P68">            <text:span text:style-name="T84">-&gt;</text:span><text:span text:style-name="T69">addEventListener</text:span><text:span text:style-name="T84">(</text:span><text:span text:style-name="T9">FormEvents</text:span><text:span text:style-name="T84">::</text:span><text:span text:style-name="T108">PRE_SET_DATA</text:span><text:span text:style-name="T84">,</text:span><text:span text:style-name="T39"> </text:span><text:span text:style-name="T6">function</text:span><text:span text:style-name="T39"> </text:span><text:span text:style-name="T84">(</text:span><text:span text:style-name="T9">FormEvent</text:span><text:span text:style-name="T39"> </text:span><text:span text:style-name="T84">$</text:span><text:span text:style-name="T6">event</text:span><text:span text:style-name="T84">)</text:span><text:span text:style-name="T39"> </text:span><text:span text:style-name="T84">{</text:span></text:p>
      <text:p text:style-name="P68">                <text:span text:style-name="T84">$</text:span><text:span text:style-name="T6">image</text:span><text:span text:style-name="T39"> </text:span><text:span text:style-name="T84">=</text:span><text:span text:style-name="T39"> </text:span><text:span text:style-name="T84">$</text:span><text:span text:style-name="T6">event</text:span><text:span text:style-name="T84">-&gt;</text:span><text:span text:style-name="T69">getData</text:span><text:span text:style-name="T84">();</text:span></text:p>
      <text:p text:style-name="P68">                <text:span text:style-name="T84">$</text:span><text:span text:style-name="T6">form</text:span><text:span text:style-name="T39"> </text:span><text:span text:style-name="T84">=</text:span><text:span text:style-name="T39"> </text:span><text:span text:style-name="T84">$</text:span><text:span text:style-name="T6">event</text:span><text:span text:style-name="T84">-&gt;</text:span><text:span text:style-name="T69">getForm</text:span><text:span text:style-name="T84">();</text:span></text:p>
      <text:p text:style-name="P68">        </text:p>
      <text:p text:style-name="P68"><text:span text:style-name="T80">                </text:span><text:span text:style-name="T121">// checks if the Image object is "new"</text:span></text:p>
      <text:p text:style-name="P68"><text:span text:style-name="T80">                </text:span><text:span text:style-name="T121">// If no data is passed to the form, the data is "null".</text:span></text:p>
      <text:p text:style-name="P68"><text:span text:style-name="T80">                </text:span><text:span text:style-name="T121">// This should be considered a new "Image"</text:span></text:p>
      <text:p text:style-name="P68">                <text:span text:style-name="T27">if</text:span><text:span text:style-name="T39"> </text:span><text:span text:style-name="T84">(!$</text:span><text:span text:style-name="T6">image</text:span><text:span text:style-name="T39"> </text:span><text:span text:style-name="T84">||</text:span><text:span text:style-name="T39"> </text:span><text:span text:style-name="T108">null</text:span><text:span text:style-name="T39"> </text:span><text:span text:style-name="T84">===</text:span><text:span text:style-name="T39"> </text:span><text:span text:style-name="T84">$</text:span><text:span text:style-name="T6">image</text:span><text:span text:style-name="T84">-&gt;</text:span><text:span text:style-name="T69">getId</text:span><text:span text:style-name="T84">())</text:span><text:span text:style-name="T39"> </text:span><text:span text:style-name="T84">{</text:span></text:p>
      <text:p text:style-name="P68">                    <text:span text:style-name="T84">$</text:span><text:span text:style-name="T6">form</text:span><text:span text:style-name="T84">-&gt;</text:span><text:span text:style-name="T69">add</text:span><text:span text:style-name="T84">('</text:span><text:span text:style-name="T53">nom</text:span><text:span text:style-name="T84">',</text:span><text:span text:style-name="T39"> </text:span><text:span text:style-name="T9">TextType</text:span><text:span text:style-name="T84">::</text:span><text:span text:style-name="T27">class</text:span><text:span text:style-name="T84">,['</text:span><text:span text:style-name="T53">required</text:span><text:span text:style-name="T84">'=&gt;</text:span><text:span text:style-name="T108">false</text:span><text:span text:style-name="T84">]);</text:span></text:p>
      <text:p text:style-name="P68">                    <text:span text:style-name="T84">$</text:span><text:span text:style-name="T6">form</text:span><text:span text:style-name="T84">-&gt;</text:span><text:span text:style-name="T69">add</text:span><text:span text:style-name="T84">('</text:span><text:span text:style-name="T53">pour</text:span><text:span text:style-name="T84">',</text:span><text:span text:style-name="T39"> </text:span><text:span text:style-name="T9">ChoiceType</text:span><text:span text:style-name="T84">::</text:span><text:span text:style-name="T27">class</text:span><text:span text:style-name="T84">,</text:span><text:span text:style-name="T39"> </text:span><text:span text:style-name="T84">[</text:span><text:span text:style-name="T39"> </text:span><text:span text:style-name="T84">'</text:span><text:span text:style-name="T53">choices</text:span><text:span text:style-name="T84">'</text:span><text:span text:style-name="T39"> </text:span><text:span text:style-name="T84">=&gt;</text:span><text:span text:style-name="T39"> </text:span><text:span text:style-name="T84">['</text:span><text:span text:style-name="T53">carrousel</text:span><text:span text:style-name="T84">'</text:span><text:span text:style-name="T39"> </text:span><text:span text:style-name="T84">=&gt;</text:span><text:span text:style-name="T39"> </text:span><text:span text:style-name="T84">'</text:span><text:span text:style-name="T53">carrousel</text:span><text:span text:style-name="T84">',</text:span><text:span text:style-name="T39"> </text:span><text:span text:style-name="T84">'</text:span><text:span text:style-name="T53">illustration</text:span><text:span text:style-name="T84">'</text:span><text:span text:style-name="T39"> </text:span><text:span text:style-name="T84">=&gt;</text:span><text:span text:style-name="T39"> </text:span><text:span text:style-name="T84">'</text:span><text:span text:style-name="T53">illustration</text:span><text:span text:style-name="T84">']]);</text:span></text:p>
      <text:p text:style-name="P68">                    <text:span text:style-name="T84">$</text:span><text:span text:style-name="T6">form</text:span><text:span text:style-name="T84">-&gt;</text:span><text:span text:style-name="T69">add</text:span><text:span text:style-name="T84">('</text:span><text:span text:style-name="T53">image</text:span><text:span text:style-name="T84">',</text:span><text:span text:style-name="T39"> </text:span><text:span text:style-name="T9">FileType</text:span><text:span text:style-name="T84">::</text:span><text:span text:style-name="T27">class</text:span><text:span text:style-name="T84">,[</text:span></text:p>
      <text:p text:style-name="P68">                        <text:span text:style-name="T84">'</text:span><text:span text:style-name="T53">label</text:span><text:span text:style-name="T84">'</text:span><text:span text:style-name="T39"> </text:span><text:span text:style-name="T84">=&gt;</text:span><text:span text:style-name="T39"> </text:span><text:span text:style-name="T84">'</text:span><text:span text:style-name="T53">fichier à télécharger</text:span><text:span text:style-name="T84">',</text:span></text:p>
      <text:p text:style-name="P68">                        <text:span text:style-name="T84">'</text:span><text:span text:style-name="T53">multiple</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mapp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required</text:span><text:span text:style-name="T84">'</text:span><text:span text:style-name="T39"> </text:span><text:span text:style-name="T84">=&gt;</text:span><text:span text:style-name="T39"> </text:span><text:span text:style-name="T108">true</text:span><text:span text:style-name="T84">]);</text:span></text:p>
      <text:p text:style-name="P68"><text:soft-page-break/>                    <text:span text:style-name="T84">$</text:span><text:span text:style-name="T6">form</text:span><text:span text:style-name="T84">-&gt;</text:span><text:span text:style-name="T69">add</text:span><text:span text:style-name="T84">('</text:span><text:span text:style-name="T53">vignette</text:span><text:span text:style-name="T84">',</text:span><text:span text:style-name="T39"> </text:span><text:span text:style-name="T9">FileType</text:span><text:span text:style-name="T84">::</text:span><text:span text:style-name="T27">class</text:span><text:span text:style-name="T84">,[</text:span></text:p>
      <text:p text:style-name="P68">                        <text:span text:style-name="T84">'</text:span><text:span text:style-name="T53">label</text:span><text:span text:style-name="T84">'</text:span><text:span text:style-name="T39"> </text:span><text:span text:style-name="T84">=&gt;</text:span><text:span text:style-name="T39"> </text:span><text:span text:style-name="T84">'</text:span><text:span text:style-name="T53">vignette (facultatif, vous pouvez la télécharger plus tard)</text:span><text:span text:style-name="T84">',</text:span></text:p>
      <text:p text:style-name="P68">                        <text:span text:style-name="T84">'</text:span><text:span text:style-name="T53">multiple</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mapp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requir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p>
      <text:p text:style-name="P68">            <text:span text:style-name="T84">});</text:span></text:p>
      <text:p text:style-name="P68">            <text:span text:style-name="T84">$</text:span><text:span text:style-name="T6">builder</text:span></text:p>
      <text:p text:style-name="P68">            <text:span text:style-name="T84">-&gt;</text:span><text:span text:style-name="T69">addEventListener</text:span><text:span text:style-name="T84">(</text:span><text:span text:style-name="T9">FormEvents</text:span><text:span text:style-name="T84">::</text:span><text:span text:style-name="T108">PRE_SET_DATA</text:span><text:span text:style-name="T84">,</text:span><text:span text:style-name="T39"> </text:span><text:span text:style-name="T6">function</text:span><text:span text:style-name="T39"> </text:span><text:span text:style-name="T84">(</text:span><text:span text:style-name="T9">FormEvent</text:span><text:span text:style-name="T39"> </text:span><text:span text:style-name="T84">$</text:span><text:span text:style-name="T6">event</text:span><text:span text:style-name="T84">)</text:span><text:span text:style-name="T39"> </text:span><text:span text:style-name="T84">{</text:span></text:p>
      <text:p text:style-name="P68">                <text:span text:style-name="T84">$</text:span><text:span text:style-name="T6">image</text:span><text:span text:style-name="T39"> </text:span><text:span text:style-name="T84">=</text:span><text:span text:style-name="T39"> </text:span><text:span text:style-name="T84">$</text:span><text:span text:style-name="T6">event</text:span><text:span text:style-name="T84">-&gt;</text:span><text:span text:style-name="T69">getData</text:span><text:span text:style-name="T84">();</text:span></text:p>
      <text:p text:style-name="P68">                <text:span text:style-name="T84">$</text:span><text:span text:style-name="T6">form</text:span><text:span text:style-name="T39"> </text:span><text:span text:style-name="T84">=</text:span><text:span text:style-name="T39"> </text:span><text:span text:style-name="T84">$</text:span><text:span text:style-name="T6">event</text:span><text:span text:style-name="T84">-&gt;</text:span><text:span text:style-name="T69">getForm</text:span><text:span text:style-name="T84">();</text:span></text:p>
      <text:p text:style-name="P68">                <text:span text:style-name="T27">if</text:span><text:span text:style-name="T39"> </text:span><text:span text:style-name="T84">($</text:span><text:span text:style-name="T6">image</text:span><text:span text:style-name="T39"> </text:span><text:span text:style-name="T84">&amp;&amp;</text:span><text:span text:style-name="T39"> </text:span><text:span text:style-name="T84">$</text:span><text:span text:style-name="T6">image</text:span><text:span text:style-name="T84">-&gt;</text:span><text:span text:style-name="T69">getVignette</text:span><text:span text:style-name="T84">()</text:span><text:span text:style-name="T39"> </text:span><text:span text:style-name="T84">==</text:span><text:span text:style-name="T39"> </text:span><text:span text:style-name="T108">false</text:span><text:span text:style-name="T39"> </text:span><text:span text:style-name="T84">&amp;&amp;</text:span><text:span text:style-name="T39"> </text:span><text:span text:style-name="T84">$</text:span><text:span text:style-name="T6">image</text:span><text:span text:style-name="T84">-&gt;</text:span><text:span text:style-name="T69">getPour</text:span><text:span text:style-name="T84">()</text:span><text:span text:style-name="T39"> </text:span><text:span text:style-name="T84">==</text:span><text:span text:style-name="T39"> </text:span><text:span text:style-name="T84">"</text:span><text:span text:style-name="T53">carrousel</text:span><text:span text:style-name="T84">")</text:span></text:p>
      <text:p text:style-name="P68">                <text:span text:style-name="T84">{</text:span></text:p>
      <text:p text:style-name="P68">                    <text:span text:style-name="T84">$</text:span><text:span text:style-name="T6">form</text:span><text:span text:style-name="T84">-&gt;</text:span><text:span text:style-name="T69">add</text:span><text:span text:style-name="T84">('</text:span><text:span text:style-name="T53">vignette</text:span><text:span text:style-name="T84">',</text:span><text:span text:style-name="T39"> </text:span><text:span text:style-name="T9">FileType</text:span><text:span text:style-name="T84">::</text:span><text:span text:style-name="T27">class</text:span><text:span text:style-name="T84">,[</text:span></text:p>
      <text:p text:style-name="P68">                        <text:span text:style-name="T84">'</text:span><text:span text:style-name="T53">label</text:span><text:span text:style-name="T84">'</text:span><text:span text:style-name="T39"> </text:span><text:span text:style-name="T84">=&gt;</text:span><text:span text:style-name="T39"> </text:span><text:span text:style-name="T84">'</text:span><text:span text:style-name="T53">vignette </text:span><text:span text:style-name="T84">',</text:span></text:p>
      <text:p text:style-name="P68">                        <text:span text:style-name="T84">'</text:span><text:span text:style-name="T53">multiple</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mapp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requir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p>
      <text:p text:style-name="P68">            <text:span text:style-name="T84">});</text:span></text:p>
      <text:p text:style-name="P68">            </text:p>
      <text:p text:style-name="P68">    <text:span text:style-name="T84">$</text:span><text:span text:style-name="T6">builder</text:span><text:span text:style-name="T84">-&gt;</text:span><text:span text:style-name="T69">add</text:span><text:span text:style-name="T84">('</text:span><text:span text:style-name="T53">alt</text:span><text:span text:style-name="T84">')</text:span></text:p>
      <text:p text:style-name="P68">            <text:span text:style-name="T84">-&gt;</text:span><text:span text:style-name="T69">add</text:span><text:span text:style-name="T84">('</text:span><text:span text:style-name="T53">legend</text:span><text:span text:style-name="T84">')</text:span></text:p>
      <text:p text:style-name="P68">        <text:span text:style-name="T84">;</text:span></text:p>
      <text:p text:style-name="P68">    <text:span text:style-name="T84">}</text:span></text:p>
      <text:p text:style-name="P75"/>
      <text:p text:style-name="P28">Attention, dans le contrôleur, il faudra gérer la possibilité qu’un champ soit ou ne soit pas dans le formulaire.</text:p>
      <text:p text:style-name="P70"> <text:span text:style-name="T36">if</text:span><text:span text:style-name="T162"> </text:span><text:span text:style-name="T99">(</text:span><text:span text:style-name="T79">array_key_exists</text:span><text:span text:style-name="T99">('</text:span><text:span text:style-name="T64">vignette</text:span><text:span text:style-name="T99">',</text:span><text:span text:style-name="T162"> </text:span><text:span text:style-name="T99">$</text:span><text:span text:style-name="T25">_POST</text:span><text:span text:style-name="T99">)</text:span><text:span text:style-name="T162"> </text:span><text:span text:style-name="T99">&amp;&amp;</text:span><text:span text:style-name="T162"> </text:span><text:span text:style-name="T99">$</text:span><text:span text:style-name="T25">form</text:span><text:span text:style-name="T99">-&gt;</text:span><text:span text:style-name="T79">get</text:span><text:span text:style-name="T99">('</text:span><text:span text:style-name="T64">vignette</text:span><text:span text:style-name="T99">')</text:span><text:span text:style-name="T162"> </text:span><text:span text:style-name="T99">!==</text:span><text:span text:style-name="T162"> </text:span><text:span text:style-name="T111">null</text:span><text:span text:style-name="T99">)</text:span></text:p>
      <text:p text:style-name="P78"/>
      <text:p text:style-name="Text_20_body">$form→get(‘vignette’) !== null : regarde si on a rempli le ch<text:span text:style-name="T161">am</text:span>p <text:span text:style-name="T161">(la valeur)</text:span>, <text:span text:style-name="T161">mais employé seul génère une erreur si le champ n’existe pas, c’est array-key-exists(‘vignette’, $_POST) qui va d’abord vérifier l’existence du champ en question.</text:span></text:p>
      <text:p text:style-name="P23"/>
      <text:p text:style-name="P75"/>
      <text:h text:style-name="P95" text:outline-level="1">Les « fixtures » pour ensemencer la base de données </text:h>
      <text:p text:style-name="P20">C’est un peu l’équivalent des seeders de Laravel.</text:p>
      <text:p text:style-name="P22">composer require --dev orm-fixtures</text:p>
      <text:p text:style-name="P21"><text:span text:style-name="Source_20_Text"><text:span text:style-name="T125">Dans le fichier généré src/DataFixtures/AppFixtures.php ajouter : </text:span></text:span><text:span text:style-name="Source_20_Text"><text:span text:style-name="T31">use</text:span></text:span><text:span text:style-name="Source_20_Text"><text:span text:style-name="T115"> App</text:span></text:span><text:span text:style-name="Source_20_Text"><text:span text:style-name="T90">\</text:span></text:span><text:span text:style-name="Source_20_Text"><text:span text:style-name="T115">Entity</text:span></text:span><text:span text:style-name="Source_20_Text"><text:span text:style-name="T90">\</text:span></text:span><text:span text:style-name="Source_20_Text"><text:span text:style-name="T16">I</text:span></text:span><text:span text:style-name="Source_20_Text"><text:span text:style-name="T17">mage</text:span></text:span><text:span text:style-name="Source_20_Text"><text:span text:style-name="T90">;</text:span></text:span></text:p>
      <text:p text:style-name="P24"><text:soft-page-break/><text:span text:style-name="Source_20_Text"><text:span text:style-name="T126">Voici l’exemple de la docume,tation symfony pour générer des lignes de produits :</text:span></text:span></text:p>
      <text:p text:style-name="P63"><text:span text:style-name="Source_20_Text"><text:span text:style-name="T136">public function load(ObjectManager $manager)</text:span></text:span></text:p>
      <text:p text:style-name="P62"><text:s text:c="4"/>{</text:p>
      <text:p text:style-name="P62"><text:s text:c="8"/>// create 20 products! Bam!</text:p>
      <text:p text:style-name="P62"><text:s text:c="8"/>for ($i = 0; $i &lt; 20; $i++) {</text:p>
      <text:p text:style-name="P62"><text:s text:c="12"/>$product = new Product();</text:p>
      <text:p text:style-name="P62"><text:s text:c="12"/>$product-&gt;setName('product '.$i);</text:p>
      <text:p text:style-name="P62"><text:s text:c="12"/>$product-&gt;setPrice(mt_rand(10, 100));</text:p>
      <text:p text:style-name="P62"><text:s text:c="12"/>$manager-&gt;persist($product);</text:p>
      <text:p text:style-name="P62"><text:s text:c="8"/>}</text:p>
      <text:p text:style-name="P62"/>
      <text:p text:style-name="P62"><text:s text:c="8"/>$manager-&gt;flush();</text:p>
      <text:p text:style-name="P87"><text:s text:c="4"/>}</text:p>
      <text:p text:style-name="P25">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77">&lt;?php</text:p>
      <text:p text:style-name="P80"/>
      <text:p text:style-name="P66"><text:span text:style-name="T26">namespace</text:span> <text:span text:style-name="T4">App</text:span><text:span text:style-name="T96">\</text:span><text:span text:style-name="T4">DataFixtures</text:span><text:span text:style-name="T80">;</text:span></text:p>
      <text:p text:style-name="P80"/>
      <text:p text:style-name="P66"><text:span text:style-name="T26">use</text:span> Doctrine<text:span text:style-name="T80">\</text:span>Bundle<text:span text:style-name="T80">\</text:span>FixturesBundle<text:span text:style-name="T80">\</text:span><text:span text:style-name="T4">Fixture</text:span><text:span text:style-name="T80">;</text:span></text:p>
      <text:p text:style-name="P66"><text:span text:style-name="T26">use</text:span> Doctrine<text:span text:style-name="T80">\</text:span>Persistence<text:span text:style-name="T80">\</text:span><text:span text:style-name="T4">ObjectManager</text:span><text:span text:style-name="T80">;</text:span></text:p>
      <text:p text:style-name="P66"><text:span text:style-name="T26">use</text:span> App<text:span text:style-name="T80">\</text:span>Entity<text:span text:style-name="T80">\</text:span><text:span text:style-name="T4">Image</text:span><text:span text:style-name="T80">;</text:span></text:p>
      <text:p text:style-name="P80"/>
      <text:p text:style-name="P66"><text:span text:style-name="T3">class</text:span> <text:span text:style-name="T4">AppFixtures</text:span> <text:span text:style-name="T26">extends</text:span> <text:span text:style-name="T4">Fixture</text:span></text:p>
      <text:p text:style-name="P75">{</text:p>
      <text:p text:style-name="P68">    <text:span text:style-name="T27">public</text:span><text:span text:style-name="T39"> </text:span><text:span text:style-name="T6">function</text:span><text:span text:style-name="T39"> </text:span><text:span text:style-name="T69">load</text:span><text:span text:style-name="T84">(</text:span><text:span text:style-name="T9">ObjectManager</text:span><text:span text:style-name="T39"> </text:span><text:span text:style-name="T84">$</text:span><text:span text:style-name="T6">manager</text:span><text:span text:style-name="T84">)</text:span></text:p>
      <text:p text:style-name="P68">    <text:span text:style-name="T84">{</text:span></text:p>
      <text:p text:style-name="P68">        <text:span text:style-name="T84">$</text:span><text:span text:style-name="T6">nb_fichiers</text:span><text:span text:style-name="T39"> </text:span><text:span text:style-name="T84">=</text:span><text:span text:style-name="T39"> </text:span><text:span text:style-name="T108">0</text:span><text:span text:style-name="T84">;</text:span></text:p>
      <text:p text:style-name="P81"><text:span text:style-name="T117">        </text:span><text:span text:style-name="T28">if</text:span><text:span text:style-name="T112"> </text:span><text:span text:style-name="T87">($</text:span><text:span text:style-name="T10">dossier</text:span><text:span text:style-name="T112"> </text:span><text:span text:style-name="T87">=</text:span><text:span text:style-name="T112"> </text:span><text:span text:style-name="T72">opendir</text:span><text:span text:style-name="T87">("</text:span><text:span text:style-name="T56">C:\laragon\www\Imageur\public\uploads\</text:span><text:span text:style-name="T58">petit</text:span><text:span text:style-name="T56">es_images</text:span><text:span text:style-name="T87">"))</text:span></text:p>
      <text:p text:style-name="P68">        <text:span text:style-name="T84">{</text:span></text:p>
      <text:p text:style-name="P68">            <text:span text:style-name="T27">while</text:span><text:span text:style-name="T84">(</text:span><text:span text:style-name="T108">false</text:span><text:span text:style-name="T39"> </text:span><text:span text:style-name="T84">!==</text:span><text:span text:style-name="T39"> </text:span><text:span text:style-name="T84">($</text:span><text:span text:style-name="T6">fichier</text:span><text:span text:style-name="T39"> </text:span><text:span text:style-name="T84">=</text:span><text:span text:style-name="T39"> </text:span><text:span text:style-name="T69">readdir</text:span><text:span text:style-name="T84">($</text:span><text:span text:style-name="T6">dossier</text:span><text:span text:style-name="T84">)))</text:span></text:p>
      <text:p text:style-name="P68">            <text:span text:style-name="T84">{</text:span></text:p>
      <text:p text:style-name="P68">                <text:span text:style-name="T27">if</text:span><text:span text:style-name="T84">($</text:span><text:span text:style-name="T6">fichier</text:span><text:span text:style-name="T39"> </text:span><text:span text:style-name="T84">!=</text:span><text:span text:style-name="T39"> </text:span><text:span text:style-name="T84">'</text:span><text:span text:style-name="T53">.</text:span><text:span text:style-name="T84">'</text:span><text:span text:style-name="T39"> </text:span><text:span text:style-name="T84">&amp;&amp;</text:span><text:span text:style-name="T39"> </text:span><text:span text:style-name="T84">$</text:span><text:span text:style-name="T6">fichier</text:span><text:span text:style-name="T39"> </text:span><text:span text:style-name="T84">!=</text:span><text:span text:style-name="T39"> </text:span><text:span text:style-name="T84">'</text:span><text:span text:style-name="T53">..</text:span><text:span text:style-name="T84">'</text:span><text:span text:style-name="T39"> </text:span><text:span text:style-name="T84">&amp;&amp;</text:span><text:span text:style-name="T39"> </text:span><text:span text:style-name="T84">$</text:span><text:span text:style-name="T6">fichier</text:span><text:span text:style-name="T39"> </text:span><text:span text:style-name="T84">!=</text:span><text:span text:style-name="T39"> </text:span><text:span text:style-name="T84">'</text:span><text:span text:style-name="T53">index.php</text:span><text:span text:style-name="T84">')</text:span></text:p>
      <text:p text:style-name="P68">                <text:span text:style-name="T84">{</text:span></text:p>
      <text:p text:style-name="P68">                    <text:span text:style-name="T84">$</text:span><text:span text:style-name="T6">nb_fichiers</text:span><text:span text:style-name="T84">++;</text:span></text:p>
      <text:p text:style-name="P80"/>
      <text:p text:style-name="P68">                    <text:span text:style-name="T84">$</text:span><text:span text:style-name="T6">image</text:span><text:span text:style-name="T39"> </text:span><text:span text:style-name="T84">=</text:span><text:span text:style-name="T39"> </text:span><text:span text:style-name="T27">new</text:span><text:span text:style-name="T39"> </text:span><text:span text:style-name="T9">Image</text:span><text:span text:style-name="T84">();</text:span></text:p>
      <text:p text:style-name="P68">                    <text:span text:style-name="T84">$</text:span><text:span text:style-name="T6">image</text:span><text:span text:style-name="T84">-&gt;</text:span><text:span text:style-name="T69">setNom</text:span><text:span text:style-name="T84">($</text:span><text:span text:style-name="T6">fichier</text:span><text:span text:style-name="T84">);</text:span></text:p>
      <text:p text:style-name="P68">                    <text:span text:style-name="T84">$</text:span><text:span text:style-name="T6">image</text:span><text:span text:style-name="T84">-&gt;</text:span><text:span text:style-name="T69">setAlt</text:span><text:span text:style-name="T84">('</text:span><text:span text:style-name="T53">à compléter!</text:span><text:span text:style-name="T84">');</text:span></text:p>
      <text:p text:style-name="P68">                    <text:span text:style-name="T84">$</text:span><text:span text:style-name="T6">image</text:span><text:span text:style-name="T84">-&gt;</text:span><text:span text:style-name="T69">setLegend</text:span><text:span text:style-name="T84">('');</text:span></text:p>
      <text:p text:style-name="P68"><text:soft-page-break/>                    <text:span text:style-name="T84">$</text:span><text:span text:style-name="T6">image</text:span><text:span text:style-name="T84">-&gt;</text:span><text:span text:style-name="T69">setPour</text:span><text:span text:style-name="T84">('</text:span><text:span text:style-name="T53">carrousel</text:span><text:span text:style-name="T84">');</text:span></text:p>
      <text:p text:style-name="P68">                    <text:span text:style-name="T84">$</text:span><text:span text:style-name="T6">image</text:span><text:span text:style-name="T84">-&gt;</text:span><text:span text:style-name="T69">setVignette</text:span><text:span text:style-name="T84">(</text:span><text:span text:style-name="T108">true</text:span><text:span text:style-name="T84">);</text:span></text:p>
      <text:p text:style-name="P68">                    <text:span text:style-name="T84">$</text:span><text:span text:style-name="T6">manager</text:span><text:span text:style-name="T84">-&gt;</text:span><text:span text:style-name="T69">persist</text:span><text:span text:style-name="T84">($</text:span><text:span text:style-name="T6">image</text:span><text:span text:style-name="T84">);</text:span></text:p>
      <text:p text:style-name="P68">                   </text:p>
      <text:p text:style-name="P68">                <text:span text:style-name="T84">}</text:span></text:p>
      <text:p text:style-name="P68">                    </text:p>
      <text:p text:style-name="P68">            <text:span text:style-name="T84">}</text:span></text:p>
      <text:p text:style-name="P68">            <text:span text:style-name="T84">$</text:span><text:span text:style-name="T6">manager</text:span><text:span text:style-name="T84">-&gt;</text:span><text:span text:style-name="T69">flush</text:span><text:span text:style-name="T84">();</text:span></text:p>
      <text:p text:style-name="P68">        <text:span text:style-name="T84">}</text:span></text:p>
      <text:p text:style-name="P68">        <text:span text:style-name="T27">else</text:span><text:span text:style-name="T39"> </text:span><text:span text:style-name="T84">{</text:span><text:span text:style-name="T39"> </text:span><text:span text:style-name="T69">dd</text:span><text:span text:style-name="T84">('</text:span><text:span text:style-name="T53">pas bon le chemin</text:span><text:span text:style-name="T84">');}</text:span></text:p>
      <text:p text:style-name="P68">    <text:span text:style-name="T84">}</text:span></text:p>
      <text:p text:style-name="P75">}</text:p>
      <text:p text:style-name="P66"/>
      <text:p text:style-name="P25"/>
      <text:p text:style-name="P27">Essayons :</text:p>
      <text:p text:style-name="P63"><text:span text:style-name="Source_20_Text"><text:span text:style-name="T159">php bin/console doctrine:fixtures:load</text:span></text:span></text:p>
      <text:p text:style-name="P63"><text:span text:style-name="Source_20_Text"><text:span text:style-name="T159"/></text:span></text:p>
      <text:p text:style-name="P26"><text:span text:style-name="Source_20_Text"><text:span text:style-name="T145">Par défaut cette commande efface ce qu’il y avait précédemment dans la base, si on ne veut pas faut ajouter - - </text:span></text:span><text:span text:style-name="Source_20_Text"><text:span text:style-name="T160">append.</text:span></text:span></text:p>
      <text:p text:style-name="P26"><text:span text:style-name="Source_20_Text"><text:span text:style-name="T127">Ouille, il reste quelques images avec accents dans les noms de fichiers, pas glop pas glop !</text:span></text:span></text:p>
      <text:p text:style-name="P29"><text:span text:style-name="Source_20_Text"><text:span text:style-name="T128">Une fois ce problème corrigé, ça marche ! 233 images rentrées dans la base d’un coup !</text:span></text:span></text:p>
      <text:h text:style-name="P96" text:outline-level="1"><text:span text:style-name="Source_20_Text"><text:span text:style-name="T163">Relations entre les entités</text:span></text:span></text:h>
      <text:p text:style-name="P30"><text:span text:style-name="Source_20_Text"><text:span text:style-name="T146">Détails sur https://sites.google.com/site/symfonikhal/p3-gerer-base-de-donnees-avec-doctrine/3-les-relations-entre-entites</text:span></text:span></text:p>
      <text:p text:style-name="P30"><text:span text:style-name="Source_20_Text"><text:span text:style-name="T129">J’ai créé une entité Slider pour mes carrousels, et j’ai besoin d’une relation many-to-many entre les carrousels et les images (un carrousel a évidemment plusieurs images, mais une image peut appartenir à plusieurs carrousels, par exemple une image « al</text:span></text:span><text:span text:style-name="Source_20_Text"><text:span text:style-name="T130">z</text:span></text:span><text:span text:style-name="Source_20_Text"><text:span text:style-name="T129">brulepangarecrinslaves.jpg » </text:span></text:span><text:span text:style-name="Source_20_Text"><text:span text:style-name="T130">peut</text:span></text:span><text:span text:style-name="Source_20_Text"><text:span text:style-name="T129"> appartenir aux carrousels « alezan », « sooty », « pangaré » et « crinslavés »).</text:span></text:span></text:p>
      <text:p text:style-name="P30"><text:span text:style-name="Source_20_Text"><text:span text:style-name="T129">Dans mon entité Slider, qui va être l’entité propriétaire de la relation, je crée une propriété images :</text:span></text:span></text:p>
      <text:p text:style-name="P85"><text:span text:style-name="Source_20_Text"><text:span text:style-name="T120"> </text:span></text:span><text:span text:style-name="Source_20_Text"><text:span text:style-name="T60">/**</text:span></text:span></text:p>
      <text:p text:style-name="P81"><text:span text:style-name="T66">   </text:span><text:span text:style-name="T59">* @ORM\ManyToMany(targetEntity="</text:span><text:span text:style-name="T61">App</text:span><text:span text:style-name="T59">\Entity\Image", cascade={"persist"})</text:span></text:p>
      <text:p text:style-name="P79">   <text:span text:style-name="T42">*/</text:span></text:p>
      <text:p text:style-name="P68">  <text:span text:style-name="T27">private</text:span><text:span text:style-name="T39"> </text:span><text:span text:style-name="T84">$</text:span><text:span text:style-name="T6">images</text:span><text:span text:style-name="T84">;</text:span></text:p>
      <text:p text:style-name="P30"><text:span text:style-name="Source_20_Text"><text:span text:style-name="T137"/></text:span></text:p>
      <text:p text:style-name="P30"><text:span text:style-name="Source_20_Text"><text:span text:style-name="T137">Avec </text:span></text:span><text:span text:style-name="Source_20_Text"><text:span text:style-name="T120"> </text:span></text:span><text:span text:style-name="Source_20_Text"><text:span text:style-name="T65">php bin/console make:entity --regenerate</text:span></text:span></text:p>
      <text:p text:style-name="P30"><text:span text:style-name="Source_20_Text"><text:span text:style-name="T129">Symfony va me crééer un constructeur pour le tableau de collection images, un getter, et non pas un setter mais deux, un qui ajoute une image, un qui enlève une image.</text:span></text:span></text:p>
      <text:p text:style-name="P85"><text:span text:style-name="Source_20_Text"><text:span text:style-name="T32">public</text:span></text:span><text:span text:style-name="Source_20_Text"><text:span text:style-name="T116"> </text:span></text:span><text:span text:style-name="Source_20_Text"><text:span text:style-name="T12">function</text:span></text:span><text:span text:style-name="Source_20_Text"><text:span text:style-name="T116"> </text:span></text:span><text:span text:style-name="Source_20_Text"><text:span text:style-name="T73">__construct</text:span></text:span><text:span text:style-name="Source_20_Text"><text:span text:style-name="T91">()</text:span></text:span></text:p>
      <text:p text:style-name="P68">  <text:span text:style-name="T84">{</text:span></text:p>
      <text:p text:style-name="P68"><text:soft-page-break/>      <text:span text:style-name="T84">$</text:span><text:span text:style-name="T108">this</text:span><text:span text:style-name="T84">-&gt;</text:span><text:span text:style-name="T6">images</text:span><text:span text:style-name="T39"> </text:span><text:span text:style-name="T84">=</text:span><text:span text:style-name="T39"> </text:span><text:span text:style-name="T27">new</text:span><text:span text:style-name="T39"> </text:span><text:span text:style-name="T9">ArrayCollection</text:span><text:span text:style-name="T84">();</text:span></text:p>
      <text:p text:style-name="P68">  <text:span text:style-name="T84">}</text:span></text:p>
      <text:p text:style-name="P66"/>
      <text:p text:style-name="P85"><text:span text:style-name="Source_20_Text"><text:span text:style-name="T120"> </text:span></text:span><text:span text:style-name="Source_20_Text"><text:span text:style-name="T60">/**</text:span></text:span></text:p>
      <text:p text:style-name="P68"><text:span text:style-name="T51">     </text:span><text:span text:style-name="T52">* </text:span><text:span text:style-name="T33">@return</text:span><text:span text:style-name="T53"> </text:span><text:span text:style-name="T9">Collection</text:span><text:span text:style-name="T95">|</text:span><text:span text:style-name="T9">Image</text:span><text:span text:style-name="T52">[]</text:span></text:p>
      <text:p text:style-name="P79">     <text:span text:style-name="T42">*/</text:span></text:p>
      <text:p text:style-name="P68">    <text:span text:style-name="T27">public</text:span><text:span text:style-name="T39"> </text:span><text:span text:style-name="T6">function</text:span><text:span text:style-name="T39"> </text:span><text:span text:style-name="T69">getImages</text:span><text:span text:style-name="T84">():</text:span><text:span text:style-name="T39"> </text:span><text:span text:style-name="T9">Collection</text:span></text:p>
      <text:p text:style-name="P68">    <text:span text:style-name="T84">{</text:span></text:p>
      <text:p text:style-name="P68">        <text:span text:style-name="T27">return</text:span><text:span text:style-name="T39"> </text:span><text:span text:style-name="T84">$</text:span><text:span text:style-name="T108">this</text:span><text:span text:style-name="T84">-&gt;</text:span><text:span text:style-name="T6">images</text:span><text:span text:style-name="T84">;</text:span></text:p>
      <text:p text:style-name="P68">    <text:span text:style-name="T84">}</text:span></text:p>
      <text:p text:style-name="P80"/>
      <text:p text:style-name="P68">    <text:span text:style-name="T27">public</text:span><text:span text:style-name="T39"> </text:span><text:span text:style-name="T6">function</text:span><text:span text:style-name="T39"> </text:span><text:span text:style-name="T69">addImage</text:span><text:span text:style-name="T84">(</text:span><text:span text:style-name="T9">Image</text:span><text:span text:style-name="T39"> </text:span><text:span text:style-name="T84">$</text:span><text:span text:style-name="T6">image</text:span><text:span text:style-name="T84">):</text:span><text:span text:style-name="T39"> </text:span><text:span text:style-name="T6">self</text:span></text:p>
      <text:p text:style-name="P68">    <text:span text:style-name="T84">{</text:span></text:p>
      <text:p text:style-name="P68">        <text:span text:style-name="T27">if</text:span><text:span text:style-name="T39"> </text:span><text:span text:style-name="T84">(!$</text:span><text:span text:style-name="T108">this</text:span><text:span text:style-name="T84">-&gt;</text:span><text:span text:style-name="T6">images</text:span><text:span text:style-name="T84">-&gt;</text:span><text:span text:style-name="T69">contains</text:span><text:span text:style-name="T84">($</text:span><text:span text:style-name="T6">image</text:span><text:span text:style-name="T84">))</text:span><text:span text:style-name="T39"> </text:span><text:span text:style-name="T84">{</text:span></text:p>
      <text:p text:style-name="P68">            <text:span text:style-name="T84">$</text:span><text:span text:style-name="T108">this</text:span><text:span text:style-name="T84">-&gt;</text:span><text:span text:style-name="T6">images</text:span><text:span text:style-name="T84">[]</text:span><text:span text:style-name="T39"> </text:span><text:span text:style-name="T84">=</text:span><text:span text:style-name="T39"> </text:span><text:span text:style-name="T84">$</text:span><text:span text:style-name="T6">image</text:span><text:span text:style-name="T84">;</text:span></text:p>
      <text:p text:style-name="P68">        <text:span text:style-name="T84">}</text:span></text:p>
      <text:p text:style-name="P80"/>
      <text:p text:style-name="P68">        <text:span text:style-name="T27">return</text:span><text:span text:style-name="T39"> </text:span><text:span text:style-name="T84">$</text:span><text:span text:style-name="T108">this</text:span><text:span text:style-name="T84">;</text:span></text:p>
      <text:p text:style-name="P68">    <text:span text:style-name="T84">}</text:span></text:p>
      <text:p text:style-name="P80"/>
      <text:p text:style-name="P68">    <text:span text:style-name="T27">public</text:span><text:span text:style-name="T39"> </text:span><text:span text:style-name="T6">function</text:span><text:span text:style-name="T39"> </text:span><text:span text:style-name="T69">removeImage</text:span><text:span text:style-name="T84">(</text:span><text:span text:style-name="T9">Image</text:span><text:span text:style-name="T39"> </text:span><text:span text:style-name="T84">$</text:span><text:span text:style-name="T6">image</text:span><text:span text:style-name="T84">):</text:span><text:span text:style-name="T39"> </text:span><text:span text:style-name="T6">self</text:span></text:p>
      <text:p text:style-name="P68">    <text:span text:style-name="T84">{</text:span></text:p>
      <text:p text:style-name="P68">        <text:span text:style-name="T84">$</text:span><text:span text:style-name="T108">this</text:span><text:span text:style-name="T84">-&gt;</text:span><text:span text:style-name="T6">images</text:span><text:span text:style-name="T84">-&gt;</text:span><text:span text:style-name="T69">removeElement</text:span><text:span text:style-name="T84">($</text:span><text:span text:style-name="T6">image</text:span><text:span text:style-name="T84">);</text:span></text:p>
      <text:p text:style-name="P80"/>
      <text:p text:style-name="P68">        <text:span text:style-name="T27">return</text:span><text:span text:style-name="T39"> </text:span><text:span text:style-name="T84">$</text:span><text:span text:style-name="T108">this</text:span><text:span text:style-name="T84">;</text:span></text:p>
      <text:p text:style-name="P68">    <text:span text:style-name="T84">}</text:span></text:p>
      <text:p text:style-name="P75">}</text:p>
      <text:p text:style-name="P75"/>
      <text:p text:style-name="P31">Pour que Symfony créée la table dans la base de données :</text:p>
      <text:p text:style-name="P114">php bin/console doctrine:schema:update –dump-sql <text:span text:style-name="T169">(pour voir)</text:span></text:p>
      <text:p text:style-name="P115">php bin/console doctrine:schema:update –<text:span text:style-name="T169">force (pour faire)</text:span></text:p>
      <text:p text:style-name="P13"/>
      <text:p text:style-name="P82"><text:span text:style-name="T164">Dans le contrôleur de Slider, </text:span><text:span text:style-name="T165">on envoie la collection d’ images comme options du formulaire (à la création et à l’édition)</text:span><text:span text:style-name="T164"> : </text:span></text:p>
      <text:p text:style-name="P86"/>
      <text:p text:style-name="P71"><text:span text:style-name="T37">use</text:span><text:span text:style-name="T166"> App</text:span><text:span text:style-name="T100">\</text:span><text:span text:style-name="T166">Entity</text:span><text:span text:style-name="T100">\</text:span><text:span text:style-name="T5">Image</text:span><text:span text:style-name="T100">;</text:span></text:p>
      <text:p text:style-name="P99"/>
      <text:p text:style-name="P99">//·...</text:p>
      <text:p text:style-name="P98"/>
      <text:p text:style-name="P106">  <text:span text:style-name="T68">/**</text:span></text:p>
      <text:p text:style-name="P79">     <text:span text:style-name="T42">* @Route("/new", name="slider_new", methods={"GET","POST"})</text:span></text:p>
      <text:p text:style-name="P79">     <text:span text:style-name="T42">*/</text:span></text:p>
      <text:p text:style-name="P68">    <text:span text:style-name="T27">public</text:span><text:span text:style-name="T39"> </text:span><text:span text:style-name="T6">function</text:span><text:span text:style-name="T39"> </text:span><text:span text:style-name="T69">new</text:span><text:span text:style-name="T84">(</text:span><text:span text:style-name="T9">Request</text:span><text:span text:style-name="T39"> </text:span><text:span text:style-name="T84">$</text:span><text:span text:style-name="T6">request</text:span><text:span text:style-name="T84">,</text:span><text:span text:style-name="T39"> </text:span><text:span text:style-name="T9">ImageRepository</text:span><text:span text:style-name="T39"> </text:span><text:span text:style-name="T84">$</text:span><text:span text:style-name="T6">imageRepository</text:span><text:span text:style-name="T84">):</text:span><text:span text:style-name="T39"> </text:span><text:span text:style-name="T9">Response</text:span></text:p>
      <text:p text:style-name="P68">    <text:span text:style-name="T84">{</text:span></text:p>
      <text:p text:style-name="P68"><text:soft-page-break/>        <text:span text:style-name="T84">$</text:span><text:span text:style-name="T6">slider</text:span><text:span text:style-name="T39"> </text:span><text:span text:style-name="T84">=</text:span><text:span text:style-name="T39"> </text:span><text:span text:style-name="T27">new</text:span><text:span text:style-name="T39"> </text:span><text:span text:style-name="T9">Slider</text:span><text:span text:style-name="T84">();</text:span></text:p>
      <text:p text:style-name="P80"/>
      <text:p text:style-name="P68">       <text:span text:style-name="T168"> </text:span><text:span text:style-name="T86">$</text:span><text:span text:style-name="T8">images</text:span><text:span text:style-name="T41"> </text:span><text:span text:style-name="T86">=</text:span><text:span text:style-name="T41"> </text:span><text:span text:style-name="T86">$</text:span><text:span text:style-name="T8">imageRepository</text:span><text:span text:style-name="T86">-&gt;</text:span><text:span text:style-name="T71">findAll</text:span><text:span text:style-name="T86">();</text:span></text:p>
      <text:p text:style-name="P111"/>
      <text:p text:style-name="P104">        <text:span text:style-name="T84">$</text:span><text:span text:style-name="T6">form</text:span><text:span text:style-name="T39"> </text:span><text:span text:style-name="T84">=</text:span><text:span text:style-name="T39"> </text:span><text:span text:style-name="T84">$</text:span><text:span text:style-name="T108">this</text:span><text:span text:style-name="T84">-&gt;</text:span><text:span text:style-name="T69">createForm</text:span><text:span text:style-name="T84">(</text:span><text:span text:style-name="T9">SliderType</text:span><text:span text:style-name="T84">::</text:span><text:span text:style-name="T27">class</text:span><text:span text:style-name="T84">,</text:span><text:span text:style-name="T39"> </text:span><text:span text:style-name="T84">$</text:span><text:span text:style-name="T6">slider</text:span><text:span text:style-name="T84">,</text:span><text:span text:style-name="T39"> </text:span><text:span text:style-name="T84">['</text:span><text:span text:style-name="T53">images</text:span><text:span text:style-name="T84">'=&gt;</text:span><text:span text:style-name="T39"> </text:span><text:span text:style-name="T84">$</text:span><text:span text:style-name="T6">images</text:span><text:span text:style-name="T84">]);</text:span></text:p>
      <text:p text:style-name="P80"/>
      <text:p text:style-name="P68">        <text:span text:style-name="T84">$</text:span><text:span text:style-name="T6">form</text:span><text:span text:style-name="T84">-&gt;</text:span><text:span text:style-name="T69">handleRequest</text:span><text:span text:style-name="T84">($</text:span><text:span text:style-name="T6">request</text:span><text:span text:style-name="T84">);</text:span></text:p>
      <text:p text:style-name="P80"/>
      <text:p text:style-name="P68">        <text:span text:style-name="T27">if</text:span><text:span text:style-name="T39"> </text:span><text:span text:style-name="T84">($</text:span><text:span text:style-name="T6">form</text:span><text:span text:style-name="T84">-&gt;</text:span><text:span text:style-name="T69">isSubmitted</text:span><text:span text:style-name="T84">()</text:span><text:span text:style-name="T39"> </text:span><text:span text:style-name="T84">&amp;&amp;</text:span><text:span text:style-name="T39"> </text:span><text:span text:style-name="T84">$</text:span><text:span text:style-name="T6">form</text:span><text:span text:style-name="T84">-&gt;</text:span><text:span text:style-name="T69">isValid</text:span><text:span text:style-name="T84">())</text:span><text:span text:style-name="T39"> </text:span><text:span text:style-name="T84">{</text:span></text:p>
      <text:p text:style-name="P68">            <text:span text:style-name="T84">$</text:span><text:span text:style-name="T6">entityManager</text:span><text:span text:style-name="T39"> </text:span><text:span text:style-name="T84">=</text:span><text:span text:style-name="T39"> </text:span><text:span text:style-name="T84">$</text:span><text:span text:style-name="T108">this</text:span><text:span text:style-name="T84">-&gt;</text:span><text:span text:style-name="T69">getDoctrine</text:span><text:span text:style-name="T84">()-&gt;</text:span><text:span text:style-name="T69">getManager</text:span><text:span text:style-name="T84">();</text:span></text:p>
      <text:p text:style-name="P68">            <text:span text:style-name="T84">$</text:span><text:span text:style-name="T6">entityManager</text:span><text:span text:style-name="T84">-&gt;</text:span><text:span text:style-name="T69">persist</text:span><text:span text:style-name="T84">($</text:span><text:span text:style-name="T6">slider</text:span><text:span text:style-name="T84">);</text:span></text:p>
      <text:p text:style-name="P68">            <text:span text:style-name="T84">$</text:span><text:span text:style-name="T6">entityManager</text:span><text:span text:style-name="T84">-&gt;</text:span><text:span text:style-name="T69">flush</text:span><text:span text:style-name="T84">();</text:span></text:p>
      <text:p text:style-name="P80"/>
      <text:p text:style-name="P68">       <text:span text:style-name="T168">     </text:span><text:span text:style-name="T86">$</text:span><text:span text:style-name="T8">images</text:span><text:span text:style-name="T41"> </text:span><text:span text:style-name="T86">=</text:span><text:span text:style-name="T41"> </text:span><text:span text:style-name="T86">$</text:span><text:span text:style-name="T8">form</text:span><text:span text:style-name="T86">-&gt;</text:span><text:span text:style-name="T71">get</text:span><text:span text:style-name="T86">('</text:span><text:span text:style-name="T55">images</text:span><text:span text:style-name="T86">')-&gt;</text:span><text:span text:style-name="T71">getData</text:span><text:span text:style-name="T86">();</text:span></text:p>
      <text:p text:style-name="P104">            <text:span text:style-name="T27">foreach</text:span><text:span text:style-name="T39"> </text:span><text:span text:style-name="T84">(</text:span><text:span text:style-name="T39"> </text:span><text:span text:style-name="T84">$</text:span><text:span text:style-name="T6">images</text:span><text:span text:style-name="T39"> </text:span><text:span text:style-name="T84">as</text:span><text:span text:style-name="T39"> </text:span><text:span text:style-name="T84">$</text:span><text:span text:style-name="T6">image</text:span><text:span text:style-name="T84">)</text:span></text:p>
      <text:p text:style-name="P104">            <text:span text:style-name="T84">{</text:span></text:p>
      <text:p text:style-name="P104">                <text:span text:style-name="T84">$</text:span><text:span text:style-name="T6">image</text:span><text:span text:style-name="T39"> </text:span><text:span text:style-name="T84">=</text:span><text:span text:style-name="T39"> </text:span><text:span text:style-name="T84">$</text:span><text:span text:style-name="T6">imageRepository</text:span><text:span text:style-name="T84">-&gt;</text:span><text:span text:style-name="T69">find</text:span><text:span text:style-name="T84">($</text:span><text:span text:style-name="T6">image</text:span><text:span text:style-name="T84">);</text:span></text:p>
      <text:p text:style-name="P104">                <text:span text:style-name="T84">$</text:span><text:span text:style-name="T6">slider</text:span><text:span text:style-name="T84">-&gt;</text:span><text:span text:style-name="T69">addImage</text:span><text:span text:style-name="T84">($</text:span><text:span text:style-name="T6">image</text:span><text:span text:style-name="T84">);</text:span></text:p>
      <text:p text:style-name="P104">            <text:span text:style-name="T84">}</text:span></text:p>
      <text:p text:style-name="P105"><text:span text:style-name="T39"> </text:span><text:span text:style-name="T49"> </text:span><text:span text:style-name="T84">$</text:span><text:span text:style-name="T6">entityManager</text:span><text:span text:style-name="T84">-&gt;</text:span><text:span text:style-name="T69">flush</text:span><text:span text:style-name="T84">();</text:span></text:p>
      <text:p text:style-name="P105"><text:span text:style-name="T69"/></text:p>
      <text:p text:style-name="P105"><text:span text:style-name="T84"/></text:p>
      <text:p text:style-name="P68">            <text:span text:style-name="T27">return</text:span><text:span text:style-name="T39"> </text:span><text:span text:style-name="T84">$</text:span><text:span text:style-name="T108">this</text:span><text:span text:style-name="T84">-&gt;</text:span><text:span text:style-name="T69">redirectToRoute</text:span><text:span text:style-name="T84">('</text:span><text:span text:style-name="T53">slider_index</text:span><text:span text:style-name="T84">');</text:span></text:p>
      <text:p text:style-name="P68">        <text:span text:style-name="T84">}</text:span></text:p>
      <text:p text:style-name="P80"/>
      <text:p text:style-name="P68">        <text:span text:style-name="T27">return</text:span><text:span text:style-name="T39"> </text:span><text:span text:style-name="T84">$</text:span><text:span text:style-name="T108">this</text:span><text:span text:style-name="T84">-&gt;</text:span><text:span text:style-name="T69">render</text:span><text:span text:style-name="T84">('</text:span><text:span text:style-name="T53">slider/new.html.twig</text:span><text:span text:style-name="T84">',</text:span><text:span text:style-name="T39"> </text:span><text:span text:style-name="T84">[</text:span></text:p>
      <text:p text:style-name="P68">            <text:span text:style-name="T84">'</text:span><text:span text:style-name="T53">slider</text:span><text:span text:style-name="T84">'</text:span><text:span text:style-name="T39"> </text:span><text:span text:style-name="T84">=&gt;</text:span><text:span text:style-name="T39"> </text:span><text:span text:style-name="T84">$</text:span><text:span text:style-name="T6">slider</text:span><text:span text:style-name="T84">,</text:span></text:p>
      <text:p text:style-name="P68">            <text:span text:style-name="T84">'</text:span><text:span text:style-name="T53">form</text:span><text:span text:style-name="T84">'</text:span><text:span text:style-name="T39"> </text:span><text:span text:style-name="T84">=&gt;</text:span><text:span text:style-name="T39"> </text:span><text:span text:style-name="T84">$</text:span><text:span text:style-name="T6">form</text:span><text:span text:style-name="T84">-&gt;</text:span><text:span text:style-name="T69">createView</text:span><text:span text:style-name="T84">(),</text:span></text:p>
      <text:p text:style-name="P68">        <text:span text:style-name="T84">]);</text:span></text:p>
      <text:p text:style-name="P68">    <text:span text:style-name="T84">}</text:span></text:p>
      <text:p text:style-name="P106"> <text:span text:style-name="T68">/**</text:span></text:p>
      <text:p text:style-name="P79">     <text:span text:style-name="T42">* @Route("/{id}/edit", name="slider_edit", methods={"GET","POST"})</text:span></text:p>
      <text:p text:style-name="P79">     <text:span text:style-name="T42">*/</text:span></text:p>
      <text:p text:style-name="P68">    <text:span text:style-name="T27">public</text:span><text:span text:style-name="T39"> </text:span><text:span text:style-name="T6">function</text:span><text:span text:style-name="T39"> </text:span><text:span text:style-name="T69">edit</text:span><text:span text:style-name="T84">(</text:span><text:span text:style-name="T9">Request</text:span><text:span text:style-name="T39"> </text:span><text:span text:style-name="T84">$</text:span><text:span text:style-name="T6">request</text:span><text:span text:style-name="T84">,</text:span><text:span text:style-name="T39"> </text:span><text:span text:style-name="T9">Slider</text:span><text:span text:style-name="T39"> </text:span><text:span text:style-name="T84">$</text:span><text:span text:style-name="T6">slider</text:span><text:span text:style-name="T84">,</text:span><text:span text:style-name="T39"> </text:span><text:span text:style-name="T9">ImageRepository</text:span><text:span text:style-name="T39"> </text:span><text:span text:style-name="T84">$</text:span><text:span text:style-name="T6">imageRepository</text:span><text:span text:style-name="T84">):</text:span><text:span text:style-name="T39"> </text:span><text:span text:style-name="T9">Response</text:span></text:p>
      <text:p text:style-name="P68">    <text:span text:style-name="T84">{</text:span></text:p>
      <text:p text:style-name="P68">      <text:span text:style-name="T168">  </text:span><text:span text:style-name="T86">$</text:span><text:span text:style-name="T8">images</text:span><text:span text:style-name="T41"> </text:span><text:span text:style-name="T86">=</text:span><text:span text:style-name="T41"> </text:span><text:span text:style-name="T86">$</text:span><text:span text:style-name="T8">imageRepository</text:span><text:span text:style-name="T86">-&gt;</text:span><text:span text:style-name="T71">findAll</text:span><text:span text:style-name="T86">();</text:span></text:p>
      <text:p text:style-name="P111"/>
      <text:p text:style-name="P104">        <text:span text:style-name="T84">$</text:span><text:span text:style-name="T6">form</text:span><text:span text:style-name="T39"> </text:span><text:span text:style-name="T84">=</text:span><text:span text:style-name="T39"> </text:span><text:span text:style-name="T84">$</text:span><text:span text:style-name="T108">this</text:span><text:span text:style-name="T84">-&gt;</text:span><text:span text:style-name="T69">createForm</text:span><text:span text:style-name="T84">(</text:span><text:span text:style-name="T9">SliderType</text:span><text:span text:style-name="T84">::</text:span><text:span text:style-name="T27">class</text:span><text:span text:style-name="T84">,</text:span><text:span text:style-name="T39"> </text:span><text:span text:style-name="T84">$</text:span><text:span text:style-name="T6">slider</text:span><text:span text:style-name="T84">,</text:span><text:span text:style-name="T39"> </text:span><text:span text:style-name="T84">['</text:span><text:span text:style-name="T53">images</text:span><text:span text:style-name="T84">'=&gt;</text:span><text:span text:style-name="T39"> </text:span><text:span text:style-name="T84">$</text:span><text:span text:style-name="T6">images</text:span><text:span text:style-name="T84">]);</text:span></text:p>
      <text:p text:style-name="P68">        <text:span text:style-name="T84">$</text:span><text:span text:style-name="T6">form</text:span><text:span text:style-name="T84">-&gt;</text:span><text:span text:style-name="T69">handleRequest</text:span><text:span text:style-name="T84">($</text:span><text:span text:style-name="T6">request</text:span><text:span text:style-name="T84">);</text:span></text:p>
      <text:p text:style-name="P80"/>
      <text:p text:style-name="P68">        <text:span text:style-name="T27">if</text:span><text:span text:style-name="T39"> </text:span><text:span text:style-name="T84">($</text:span><text:span text:style-name="T6">form</text:span><text:span text:style-name="T84">-&gt;</text:span><text:span text:style-name="T69">isSubmitted</text:span><text:span text:style-name="T84">()</text:span><text:span text:style-name="T39"> </text:span><text:span text:style-name="T84">&amp;&amp;</text:span><text:span text:style-name="T39"> </text:span><text:span text:style-name="T84">$</text:span><text:span text:style-name="T6">form</text:span><text:span text:style-name="T84">-&gt;</text:span><text:span text:style-name="T69">isValid</text:span><text:span text:style-name="T84">())</text:span><text:span text:style-name="T39"> </text:span><text:span text:style-name="T84">{</text:span></text:p>
      <text:p text:style-name="P68">            <text:span text:style-name="T84">$</text:span><text:span text:style-name="T108">this</text:span><text:span text:style-name="T84">-&gt;</text:span><text:span text:style-name="T69">getDoctrine</text:span><text:span text:style-name="T84">()-&gt;</text:span><text:span text:style-name="T69">getManager</text:span><text:span text:style-name="T84">()-&gt;</text:span><text:span text:style-name="T69">flush</text:span><text:span text:style-name="T84">();</text:span></text:p>
      <text:p text:style-name="P111"/>
      <text:p text:style-name="P104"><text:soft-page-break/>            <text:span text:style-name="T84">$</text:span><text:span text:style-name="T6">images</text:span><text:span text:style-name="T39"> </text:span><text:span text:style-name="T84">=</text:span><text:span text:style-name="T39"> </text:span><text:span text:style-name="T84">$</text:span><text:span text:style-name="T6">form</text:span><text:span text:style-name="T84">-&gt;</text:span><text:span text:style-name="T69">get</text:span><text:span text:style-name="T84">('</text:span><text:span text:style-name="T53">images</text:span><text:span text:style-name="T84">')-&gt;</text:span><text:span text:style-name="T69">getData</text:span><text:span text:style-name="T84">();</text:span></text:p>
      <text:p text:style-name="P104">            <text:span text:style-name="T27">foreach</text:span><text:span text:style-name="T39"> </text:span><text:span text:style-name="T84">(</text:span><text:span text:style-name="T39"> </text:span><text:span text:style-name="T84">$</text:span><text:span text:style-name="T6">images</text:span><text:span text:style-name="T39"> </text:span><text:span text:style-name="T84">as</text:span><text:span text:style-name="T39"> </text:span><text:span text:style-name="T84">$</text:span><text:span text:style-name="T6">image</text:span><text:span text:style-name="T84">)</text:span></text:p>
      <text:p text:style-name="P104">            <text:span text:style-name="T84">{</text:span></text:p>
      <text:p text:style-name="P104">                <text:span text:style-name="T84">$</text:span><text:span text:style-name="T6">image</text:span><text:span text:style-name="T39"> </text:span><text:span text:style-name="T84">=</text:span><text:span text:style-name="T39"> </text:span><text:span text:style-name="T84">$</text:span><text:span text:style-name="T6">imageRepository</text:span><text:span text:style-name="T84">-&gt;</text:span><text:span text:style-name="T69">find</text:span><text:span text:style-name="T84">($</text:span><text:span text:style-name="T6">image</text:span><text:span text:style-name="T84">);</text:span></text:p>
      <text:p text:style-name="P104">                <text:span text:style-name="T84">$</text:span><text:span text:style-name="T6">slider</text:span><text:span text:style-name="T84">-&gt;</text:span><text:span text:style-name="T69">addImage</text:span><text:span text:style-name="T84">($</text:span><text:span text:style-name="T6">image</text:span><text:span text:style-name="T84">);</text:span></text:p>
      <text:p text:style-name="P104">            <text:span text:style-name="T84">}</text:span></text:p>
      <text:p text:style-name="P104"><text:span text:style-name="T39"> </text:span><text:span text:style-name="T84">$</text:span><text:span text:style-name="T108">this</text:span><text:span text:style-name="T84">-&gt;</text:span><text:span text:style-name="T69">getDoctrine</text:span><text:span text:style-name="T84">()-&gt;</text:span><text:span text:style-name="T69">getManager</text:span><text:span text:style-name="T84">()-&gt;</text:span><text:span text:style-name="T69">flush</text:span><text:span text:style-name="T84">();</text:span></text:p>
      <text:p text:style-name="P104"><text:span text:style-name="T84"/></text:p>
      <text:p text:style-name="P80"/>
      <text:p text:style-name="P68">            <text:span text:style-name="T27">return</text:span><text:span text:style-name="T39"> </text:span><text:span text:style-name="T84">$</text:span><text:span text:style-name="T108">this</text:span><text:span text:style-name="T84">-&gt;</text:span><text:span text:style-name="T69">redirectToRoute</text:span><text:span text:style-name="T84">('</text:span><text:span text:style-name="T53">slider_index</text:span><text:span text:style-name="T84">');</text:span></text:p>
      <text:p text:style-name="P68">        <text:span text:style-name="T84">}</text:span></text:p>
      <text:p text:style-name="P80"/>
      <text:p text:style-name="P68">        <text:span text:style-name="T27">return</text:span><text:span text:style-name="T39"> </text:span><text:span text:style-name="T84">$</text:span><text:span text:style-name="T108">this</text:span><text:span text:style-name="T84">-&gt;</text:span><text:span text:style-name="T69">render</text:span><text:span text:style-name="T84">('</text:span><text:span text:style-name="T53">slider/edit.html.twig</text:span><text:span text:style-name="T84">',</text:span><text:span text:style-name="T39"> </text:span><text:span text:style-name="T84">[</text:span></text:p>
      <text:p text:style-name="P68">            <text:span text:style-name="T84">'</text:span><text:span text:style-name="T53">slider</text:span><text:span text:style-name="T84">'</text:span><text:span text:style-name="T39"> </text:span><text:span text:style-name="T84">=&gt;</text:span><text:span text:style-name="T39"> </text:span><text:span text:style-name="T84">$</text:span><text:span text:style-name="T6">slider</text:span><text:span text:style-name="T84">,</text:span></text:p>
      <text:p text:style-name="P68">            <text:span text:style-name="T84">'</text:span><text:span text:style-name="T53">form</text:span><text:span text:style-name="T84">'</text:span><text:span text:style-name="T39"> </text:span><text:span text:style-name="T84">=&gt;</text:span><text:span text:style-name="T39"> </text:span><text:span text:style-name="T84">$</text:span><text:span text:style-name="T6">form</text:span><text:span text:style-name="T84">-&gt;</text:span><text:span text:style-name="T69">createView</text:span><text:span text:style-name="T84">(),</text:span></text:p>
      <text:p text:style-name="P68">        <text:span text:style-name="T84">]);</text:span></text:p>
      <text:p text:style-name="P68">    <text:span text:style-name="T84">}</text:span></text:p>
      <text:p text:style-name="P64"/>
      <text:p text:style-name="Text_20_body">Dans le fichier SliderType :</text:p>
      <text:p text:style-name="P101">&lt;?php</text:p>
      <text:p text:style-name="P80"/>
      <text:p text:style-name="P66"><text:span text:style-name="T26">namespace</text:span> <text:span text:style-name="T4">App</text:span><text:span text:style-name="T96">\</text:span><text:span text:style-name="T4">Form</text:span><text:span text:style-name="T80">;</text:span></text:p>
      <text:p text:style-name="P80"/>
      <text:p text:style-name="P66"><text:span text:style-name="T26">use</text:span> App<text:span text:style-name="T80">\</text:span>Entity<text:span text:style-name="T80">\</text:span><text:span text:style-name="T4">Slider</text:span><text:span text:style-name="T80">;</text:span></text:p>
      <text:p text:style-name="P66"><text:span text:style-name="T26">use</text:span> Symfony<text:span text:style-name="T80">\</text:span>Component<text:span text:style-name="T80">\</text:span>Form<text:span text:style-name="T80">\</text:span><text:span text:style-name="T4">AbstractType</text:span><text:span text:style-name="T80">;</text:span></text:p>
      <text:p text:style-name="P66"><text:span text:style-name="T26">use</text:span> Symfony<text:span text:style-name="T80">\</text:span>Component<text:span text:style-name="T80">\</text:span>Form<text:span text:style-name="T80">\</text:span><text:span text:style-name="T4">FormBuilderInterface</text:span><text:span text:style-name="T80">;</text:span></text:p>
      <text:p text:style-name="P66"><text:span text:style-name="T26">use</text:span> Symfony<text:span text:style-name="T80">\</text:span>Component<text:span text:style-name="T80">\</text:span>OptionsResolver<text:span text:style-name="T80">\</text:span><text:span text:style-name="T4">OptionsResolver</text:span><text:span text:style-name="T80">;</text:span></text:p>
      <text:p text:style-name="P66"><text:span text:style-name="T26">use</text:span> Symfony<text:span text:style-name="T80">\</text:span>Component<text:span text:style-name="T80">\</text:span>Form<text:span text:style-name="T80">\</text:span>Extension<text:span text:style-name="T80">\</text:span>Core<text:span text:style-name="T80">\</text:span>Type<text:span text:style-name="T80">\</text:span><text:span text:style-name="T4">ChoiceType</text:span><text:span text:style-name="T80">;</text:span></text:p>
      <text:p text:style-name="P66"><text:span text:style-name="T26">use</text:span> App<text:span text:style-name="T80">\</text:span>Entity<text:span text:style-name="T80">\</text:span><text:span text:style-name="T4">Image</text:span><text:span text:style-name="T80">;</text:span></text:p>
      <text:p text:style-name="P113"/>
      <text:p text:style-name="P66"><text:span text:style-name="T3">class</text:span> <text:span text:style-name="T4">SliderType</text:span> <text:span text:style-name="T26">extends</text:span> <text:span text:style-name="T4">AbstractType</text:span></text:p>
      <text:p text:style-name="P75">{</text:p>
      <text:p text:style-name="P68">    <text:span text:style-name="T27">public</text:span><text:span text:style-name="T39"> </text:span><text:span text:style-name="T6">function</text:span><text:span text:style-name="T39"> </text:span><text:span text:style-name="T69">buildForm</text:span><text:span text:style-name="T84">(</text:span><text:span text:style-name="T9">FormBuilderInterface</text:span><text:span text:style-name="T39"> </text:span><text:span text:style-name="T84">$</text:span><text:span text:style-name="T6">builder</text:span><text:span text:style-name="T84">,</text:span><text:span text:style-name="T39"> </text:span><text:span text:style-name="T6">array</text:span><text:span text:style-name="T39"> </text:span><text:span text:style-name="T84">$</text:span><text:span text:style-name="T6">options</text:span><text:span text:style-name="T84">)</text:span></text:p>
      <text:p text:style-name="P68">    <text:span text:style-name="T84">{</text:span></text:p>
      <text:p text:style-name="P68">       <text:span text:style-name="T84">$</text:span><text:span text:style-name="T6">photos</text:span><text:span text:style-name="T39"> </text:span><text:span text:style-name="T84">=</text:span><text:span text:style-name="T39"> </text:span><text:span text:style-name="T84">[];</text:span></text:p>
      <text:p text:style-name="P68">      </text:p>
      <text:p text:style-name="P68">        <text:span text:style-name="T27">foreach</text:span><text:span text:style-name="T39"> </text:span><text:span text:style-name="T84">($</text:span><text:span text:style-name="T6">options</text:span><text:span text:style-name="T84">['</text:span><text:span text:style-name="T53">images</text:span><text:span text:style-name="T84">']</text:span><text:span text:style-name="T39"> </text:span><text:span text:style-name="T84">as</text:span><text:span text:style-name="T39"> </text:span><text:span text:style-name="T84">$</text:span><text:span text:style-name="T6">image</text:span><text:span text:style-name="T84">)</text:span></text:p>
      <text:p text:style-name="P68">        <text:span text:style-name="T84">{</text:span></text:p>
      <text:p text:style-name="P68">           <text:span text:style-name="T84">$</text:span><text:span text:style-name="T6">photos</text:span><text:span text:style-name="T84">[$</text:span><text:span text:style-name="T6">image</text:span><text:span text:style-name="T84">-&gt;</text:span><text:span text:style-name="T69">getNom</text:span><text:span text:style-name="T84">()]</text:span><text:span text:style-name="T39">  </text:span><text:span text:style-name="T84">=</text:span><text:span text:style-name="T39"> </text:span><text:span text:style-name="T84">$</text:span><text:span text:style-name="T6">image</text:span><text:span text:style-name="T84">-&gt;</text:span><text:span text:style-name="T69">getId</text:span><text:span text:style-name="T84">();</text:span><text:span text:style-name="T39"> </text:span><text:span text:style-name="T121">//on affiche le nom, on transmet l'id!</text:span></text:p>
      <text:p text:style-name="P68">          </text:p>
      <text:p text:style-name="P68">        <text:span text:style-name="T84">}</text:span></text:p>
      <text:p text:style-name="P68">       </text:p>
      <text:p text:style-name="P68">        <text:span text:style-name="T84">$</text:span><text:span text:style-name="T6">builder</text:span></text:p>
      <text:p text:style-name="P68">            <text:span text:style-name="T84">-&gt;</text:span><text:span text:style-name="T69">add</text:span><text:span text:style-name="T84">('</text:span><text:span text:style-name="T53">nom</text:span><text:span text:style-name="T84">')</text:span></text:p>
      <text:p text:style-name="P68"><text:soft-page-break/>            <text:span text:style-name="T84">-&gt;</text:span><text:span text:style-name="T69">add</text:span><text:span text:style-name="T84">('</text:span><text:span text:style-name="T53">article</text:span><text:span text:style-name="T84">')</text:span></text:p>
      <text:p text:style-name="P68">            <text:span text:style-name="T84">-&gt;</text:span><text:span text:style-name="T69">add</text:span><text:span text:style-name="T84">('</text:span><text:span text:style-name="T53">section</text:span><text:span text:style-name="T84">')</text:span></text:p>
      <text:p text:style-name="P68">            <text:span text:style-name="T84">-&gt;</text:span><text:span text:style-name="T69">add</text:span><text:span text:style-name="T84">('</text:span><text:span text:style-name="T53">images</text:span><text:span text:style-name="T84">',</text:span><text:span text:style-name="T39"> </text:span><text:span text:style-name="T9">ChoiceType</text:span><text:span text:style-name="T84">::</text:span><text:span text:style-name="T27">class</text:span><text:span text:style-name="T84">,[</text:span></text:p>
      <text:p text:style-name="P68">                <text:span text:style-name="T84">'</text:span><text:span text:style-name="T53">choices</text:span><text:span text:style-name="T84">'</text:span><text:span text:style-name="T39"> </text:span><text:span text:style-name="T84">=&gt;</text:span><text:span text:style-name="T39"> </text:span><text:span text:style-name="T84">$</text:span><text:span text:style-name="T6">photos</text:span><text:span text:style-name="T84">,</text:span></text:p>
      <text:p text:style-name="P68">                <text:span text:style-name="T84">'</text:span><text:span text:style-name="T53">multiple</text:span><text:span text:style-name="T84">'</text:span><text:span text:style-name="T39"> </text:span><text:span text:style-name="T84">=&gt;</text:span><text:span text:style-name="T39"> </text:span><text:span text:style-name="T108">true</text:span><text:span text:style-name="T84">,</text:span></text:p>
      <text:p text:style-name="P68">                <text:span text:style-name="T84">'</text:span><text:span text:style-name="T53">mapp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span text:style-name="T53">required</text:span><text:span text:style-name="T84">'</text:span><text:span text:style-name="T39"> </text:span><text:span text:style-name="T84">=&gt;</text:span><text:span text:style-name="T39"> </text:span><text:span text:style-name="T108">false</text:span><text:span text:style-name="T84">])</text:span></text:p>
      <text:p text:style-name="P68">        <text:span text:style-name="T84">;</text:span></text:p>
      <text:p text:style-name="P68">    <text:span text:style-name="T84">}</text:span></text:p>
      <text:p text:style-name="P80"/>
      <text:p text:style-name="P68">    <text:span text:style-name="T27">public</text:span><text:span text:style-name="T39"> </text:span><text:span text:style-name="T6">function</text:span><text:span text:style-name="T39"> </text:span><text:span text:style-name="T69">configureOptions</text:span><text:span text:style-name="T84">(</text:span><text:span text:style-name="T9">OptionsResolver</text:span><text:span text:style-name="T39"> </text:span><text:span text:style-name="T84">$</text:span><text:span text:style-name="T6">resolver</text:span><text:span text:style-name="T84">)</text:span></text:p>
      <text:p text:style-name="P68">    <text:span text:style-name="T84">{</text:span></text:p>
      <text:p text:style-name="P68">        <text:span text:style-name="T84">$</text:span><text:span text:style-name="T6">resolver</text:span><text:span text:style-name="T84">-&gt;</text:span><text:span text:style-name="T69">setDefaults</text:span><text:span text:style-name="T84">([</text:span></text:p>
      <text:p text:style-name="P68">            <text:span text:style-name="T84">'</text:span><text:span text:style-name="T53">data_class</text:span><text:span text:style-name="T84">'</text:span><text:span text:style-name="T39"> </text:span><text:span text:style-name="T84">=&gt;</text:span><text:span text:style-name="T39"> </text:span><text:span text:style-name="T9">Slider</text:span><text:span text:style-name="T84">::</text:span><text:span text:style-name="T27">class</text:span><text:span text:style-name="T84">,</text:span></text:p>
      <text:p text:style-name="P68">            <text:span text:style-name="T84">'</text:span><text:span text:style-name="T53">images</text:span><text:span text:style-name="T84">'</text:span><text:span text:style-name="T39"> </text:span><text:span text:style-name="T84">=&gt;</text:span><text:span text:style-name="T39"> </text:span><text:span text:style-name="T84">[],</text:span></text:p>
      <text:p text:style-name="P80"/>
      <text:p text:style-name="P68">        <text:span text:style-name="T84">]);</text:span></text:p>
      <text:p text:style-name="P68">       </text:p>
      <text:p text:style-name="P68">    <text:span text:style-name="T84">}</text:span></text:p>
      <text:p text:style-name="P75">}</text:p>
      <text:p text:style-name="P66"/>
      <text:p text:style-name="P109"/>
      <text:p text:style-name="P109"/>
      <text:p text:style-name="P100"/>
      <text:p text:style-name="P30"><text:span text:style-name="Source_20_Text"><text:span text:style-name="T137"/></text:span></text:p>
      <text:p text:style-name="P9"/>
      <text:p text:style-name="P9"/>
      <text:p text:style-name="P10"/>
      <text:p text:style-name="P8"/>
      <text:p text:style-name="P38"/>
      <text:p text:style-name="P38"/>
      <text:p text:style-name="P37"/>
      <text:p text:style-name="P33"/>
      <text:p text:style-name="P35"/>
      <text:p text:style-name="P33"/>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Courier New', monospace"/>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22T13:26:01.699000000</dc:date>
    <meta:editing-duration>PT6H49M25S</meta:editing-duration>
    <meta:editing-cycles>48</meta:editing-cycles>
    <meta:document-statistic meta:table-count="0" meta:image-count="0" meta:object-count="0" meta:page-count="14" meta:paragraph-count="419" meta:word-count="2251" meta:character-count="20015" meta:non-whitespace-character-count="15345"/>
  </office:meta>
</office:document-meta>
</file>